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o1" style:family="table-column">
      <style:table-column-properties fo:break-before="auto" style:column-width="1.69333333333333cm"/>
    </style:style>
    <style:style style:name="co2" style:family="table-column">
      <style:table-column-properties fo:break-before="auto" style:column-width="4.89479166666667cm"/>
    </style:style>
    <style:style style:name="ro1" style:family="table-row">
      <style:table-row-properties style:row-height="10.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Blad1" table:style-name="ta1">
        <table:table-column table:style-name="co1" table:number-columns-repeated="4" table:default-cell-style-name="ce1"/>
        <table:table-column table:style-name="co2" table:default-cell-style-name="ce1"/>
        <table:table-column table:style-name="co1" table:number-columns-repeated="16379" table:default-cell-style-name="ce1"/>
        <table:table-row table:style-name="ro1">
          <table:table-cell office:value-type="string" table:style-name="ce1">
            <text:p>Bestandsjaar</text:p>
          </table:table-cell>
          <table:table-cell office:value-type="string" table:style-name="ce1">
            <text:p>Sector</text:p>
          </table:table-cell>
          <table:table-cell office:value-type="string" table:style-name="ce1">
            <text:p>Kadercode</text:p>
          </table:table-cell>
          <table:table-cell office:value-type="string" table:style-name="ce1">
            <text:p>Kader</text:p>
          </table:table-cell>
          <table:table-cell office:value-type="string" table:style-name="ce1">
            <text:p>Indicatorcode</text:p>
          </table:table-cell>
          <table:table-cell office:value-type="string" table:style-name="ce1">
            <text:p>Indicator</text:p>
          </table:table-cell>
          <table:table-cell office:value-type="string" table:style-name="ce1">
            <text:p>Niveau</text:p>
          </table:table-cell>
          <table:table-cell office:value-type="string" table:style-name="ce1">
            <text:p>Indicatortype</text:p>
          </table:table-cell>
          <table:table-cell office:value-type="string" table:style-name="ce1">
            <text:p>MogelijkeScoreNumeriek</text:p>
          </table:table-cell>
          <table:table-cell office:value-type="string" table:style-name="ce1">
            <text:p>MogelijkeScor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_U_2012</text:p>
          </table:table-cell>
          <table:table-cell office:value-type="string" table:style-name="ce1">
            <text:p>Uitbreidingsset waarderingskader Nederlands Onderwijs Buitenland PO<text:s text:c="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_U_2012</text:p>
          </table:table-cell>
          <table:table-cell office:value-type="string" table:style-name="ce1">
            <text:p>Uitbreidingsset waarderingskader Nederlands Onderwijs Buitenland PO<text:s text:c="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_U_2012</text:p>
          </table:table-cell>
          <table:table-cell office:value-type="string" table:style-name="ce1">
            <text:p>Uitbreidingsset waarderingskader Nederlands Onderwijs Buitenland PO<text:s text:c="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_U_2012</text:p>
          </table:table-cell>
          <table:table-cell office:value-type="string" table:style-name="ce1">
            <text:p>Uitbreidingsset waarderingskader Nederlands Onderwijs Buitenland PO<text:s text:c="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_U_2012</text:p>
          </table:table-cell>
          <table:table-cell office:value-type="string" table:style-name="ce1">
            <text:p>Uitbreidingsset waarderingskader Nederlands Onderwijs Buitenland PO<text:s text:c="2"/></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_U_2012</text:p>
          </table:table-cell>
          <table:table-cell office:value-type="string" table:style-name="ce1">
            <text:p>Uitbreidingsset waarderingskader Nederlands Onderwijs Buitenland PO<text:s text:c="2"/></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_U_2012</text:p>
          </table:table-cell>
          <table:table-cell office:value-type="string" table:style-name="ce1">
            <text:p>Uitbreidingsset waarderingskader Nederlands Onderwijs Buitenland PO<text:s text:c="2"/></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_U_2012</text:p>
          </table:table-cell>
          <table:table-cell office:value-type="string" table:style-name="ce1">
            <text:p>Uitbreidingsset waarderingskader Nederlands Onderwijs Buitenland PO<text:s text:c="2"/></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_U_2012</text:p>
          </table:table-cell>
          <table:table-cell office:value-type="string" table:style-name="ce1">
            <text:p>Uitbreidingsset waarderingskader Nederlands Onderwijs Buitenland PO<text:s text:c="2"/></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_U_2012</text:p>
          </table:table-cell>
          <table:table-cell office:value-type="string" table:style-name="ce1">
            <text:p>Uitbreidingsset waarderingskader Nederlands Onderwijs Buitenland PO<text:s text:c="2"/></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_U_2012</text:p>
          </table:table-cell>
          <table:table-cell office:value-type="string" table:style-name="ce1">
            <text:p>Uitbreidingsset waarderingskader Nederlands Onderwijs Buitenland PO<text:s text:c="2"/></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_U_2012</text:p>
          </table:table-cell>
          <table:table-cell office:value-type="string" table:style-name="ce1">
            <text:p>Uitbreidingsset waarderingskader Nederlands Onderwijs Buitenland PO<text:s text:c="2"/></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1</text:p>
          </table:table-cell>
          <table:table-cell office:value-type="string" table:style-name="ce1">
            <text:p>De resultaten van de leerlingen voor Nederlandse taal aan het eind van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1</text:p>
          </table:table-cell>
          <table:table-cell office:value-type="string" table:style-name="ce1">
            <text:p>De resultaten van de leerlingen voor Nederlandse taal aan het eind van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1</text:p>
          </table:table-cell>
          <table:table-cell office:value-type="string" table:style-name="ce1">
            <text:p>De resultaten van de leerlingen voor Nederlandse taal aan het eind van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1</text:p>
          </table:table-cell>
          <table:table-cell office:value-type="string" table:style-name="ce1">
            <text:p>De resultaten van de leerlingen voor Nederlandse taal aan het eind van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1</text:p>
          </table:table-cell>
          <table:table-cell office:value-type="string" table:style-name="ce1">
            <text:p>De resultaten van de leerlingen voor Nederlandse taal aan het eind van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2</text:p>
          </table:table-cell>
          <table:table-cell office:value-type="string" table:style-name="ce1">
            <text:p>De resultaten van de leerlingen voor Nederlandse taal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2</text:p>
          </table:table-cell>
          <table:table-cell office:value-type="string" table:style-name="ce1">
            <text:p>De resultaten van de leerlingen voor Nederlandse taal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2</text:p>
          </table:table-cell>
          <table:table-cell office:value-type="string" table:style-name="ce1">
            <text:p>De resultaten van de leerlingen voor Nederlandse taal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2</text:p>
          </table:table-cell>
          <table:table-cell office:value-type="string" table:style-name="ce1">
            <text:p>De resultaten van de leerlingen voor Nederlandse taal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2</text:p>
          </table:table-cell>
          <table:table-cell office:value-type="string" table:style-name="ce1">
            <text:p>De resultaten van de leerlingen voor Nederlandse taal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1</text:p>
          </table:table-cell>
          <table:table-cell office:value-type="string" table:style-name="ce1">
            <text:p>Bij de aangeboden leerinhouden voor Nederlandse taal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1</text:p>
          </table:table-cell>
          <table:table-cell office:value-type="string" table:style-name="ce1">
            <text:p>Bij de aangeboden leerinhouden voor Nederlandse taal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1</text:p>
          </table:table-cell>
          <table:table-cell office:value-type="string" table:style-name="ce1">
            <text:p>Bij de aangeboden leerinhouden voor Nederlandse taal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1</text:p>
          </table:table-cell>
          <table:table-cell office:value-type="string" table:style-name="ce1">
            <text:p>Bij de aangeboden leerinhouden voor Nederlandse taal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2</text:p>
          </table:table-cell>
          <table:table-cell office:value-type="string" table:style-name="ce1">
            <text:p>De leerinhouden voor Nederlandse taal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2</text:p>
          </table:table-cell>
          <table:table-cell office:value-type="string" table:style-name="ce1">
            <text:p>De leerinhouden voor Nederlandse taal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2</text:p>
          </table:table-cell>
          <table:table-cell office:value-type="string" table:style-name="ce1">
            <text:p>De leerinhouden voor Nederlandse taal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2</text:p>
          </table:table-cell>
          <table:table-cell office:value-type="string" table:style-name="ce1">
            <text:p>De leerinhouden voor Nederlandse taal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3</text:p>
          </table:table-cell>
          <table:table-cell office:value-type="string" table:style-name="ce1">
            <text:p>De uitval van geplande onderwijsactiviteiten blijft beperk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3</text:p>
          </table:table-cell>
          <table:table-cell office:value-type="string" table:style-name="ce1">
            <text:p>De uitval van geplande onderwijsactiviteiten blijft beperk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3</text:p>
          </table:table-cell>
          <table:table-cell office:value-type="string" table:style-name="ce1">
            <text:p>De uitval van geplande onderwijsactiviteiten blijft beperk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3</text:p>
          </table:table-cell>
          <table:table-cell office:value-type="string" table:style-name="ce1">
            <text:p>De uitval van geplande onderwijsactiviteiten blijft beperk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4</text:p>
          </table:table-cell>
          <table:table-cell office:value-type="string" table:style-name="ce1">
            <text:p>Het ongeoorloofd verzuim van leerlingen blijft beperk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4</text:p>
          </table:table-cell>
          <table:table-cell office:value-type="string" table:style-name="ce1">
            <text:p>Het ongeoorloofd verzuim van leerlingen blijft beperk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4</text:p>
          </table:table-cell>
          <table:table-cell office:value-type="string" table:style-name="ce1">
            <text:p>Het ongeoorloofd verzuim van leerlingen blijft beperk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4</text:p>
          </table:table-cell>
          <table:table-cell office:value-type="string" table:style-name="ce1">
            <text:p>Het ongeoorloofd verzuim van leerlingen blijft beperk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5</text:p>
          </table:table-cell>
          <table:table-cell office:value-type="string" table:style-name="ce1">
            <text:p>De school gebruikt de informatie van scholen en instellingen waar de leerlingen vandaan komen voor de begeleiding va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5</text:p>
          </table:table-cell>
          <table:table-cell office:value-type="string" table:style-name="ce1">
            <text:p>De school gebruikt de informatie van scholen en instellingen waar de leerlingen vandaan komen voor de begeleiding va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5</text:p>
          </table:table-cell>
          <table:table-cell office:value-type="string" table:style-name="ce1">
            <text:p>De school gebruikt de informatie van scholen en instellingen waar de leerlingen vandaan komen voor de begeleiding va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5</text:p>
          </table:table-cell>
          <table:table-cell office:value-type="string" table:style-name="ce1">
            <text:p>De school gebruikt de informatie van scholen en instellingen waar de leerlingen vandaan komen voor de begeleiding va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0.1</text:p>
          </table:table-cell>
          <table:table-cell office:value-type="string" table:style-name="ce1">
            <text:p>De schoolleiding/het NTC-bestuur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0.1</text:p>
          </table:table-cell>
          <table:table-cell office:value-type="string" table:style-name="ce1">
            <text:p>De schoolleiding/het NTC-bestuur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0.1</text:p>
          </table:table-cell>
          <table:table-cell office:value-type="string" table:style-name="ce1">
            <text:p>De schoolleiding/het NTC-bestuur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0.1</text:p>
          </table:table-cell>
          <table:table-cell office:value-type="string" table:style-name="ce1">
            <text:p>De schoolleiding/het NTC-bestuur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N1B</text:p>
          </table:table-cell>
          <table:table-cell office:value-type="string" table:style-name="ce1">
            <text:p>In de schoolgids is informatie opgenomen over standaard gecontroleerde onderdel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N1B</text:p>
          </table:table-cell>
          <table:table-cell office:value-type="string" table:style-name="ce1">
            <text:p>In de schoolgids is informatie opgenomen over standaard gecontroleerde onderdel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N2B</text:p>
          </table:table-cell>
          <table:table-cell office:value-type="string" table:style-name="ce1">
            <text:p>In het schoolplan is informatie opgenomen over standaard gecontroleerde onderdel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N2B</text:p>
          </table:table-cell>
          <table:table-cell office:value-type="string" table:style-name="ce1">
            <text:p>In het schoolplan is informatie opgenomen over standaard gecontroleerde onderdel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N4A</text:p>
          </table:table-cell>
          <table:table-cell office:value-type="string" table:style-name="ce1">
            <text:p>Er is voldoende onderwijstijd geprogrammeerd om te kunnen voldoen aan de daarvoor gestelde minima</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N4A</text:p>
          </table:table-cell>
          <table:table-cell office:value-type="string" table:style-name="ce1">
            <text:p>Er is voldoende onderwijstijd geprogrammeerd om te kunnen voldoen aan de daarvoor gestelde minima</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1.1</text:p>
          </table:table-cell>
          <table:table-cell office:value-type="string" table:style-name="ce1">
            <text:p>De resultaten van de leerlingen voor Nederlandse taal en rekenen en wiskunde aan het eind van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1.1</text:p>
          </table:table-cell>
          <table:table-cell office:value-type="string" table:style-name="ce1">
            <text:p>De resultaten van de leerlingen voor Nederlandse taal en rekenen en wiskunde aan het eind van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1.1</text:p>
          </table:table-cell>
          <table:table-cell office:value-type="string" table:style-name="ce1">
            <text:p>De resultaten van de leerlingen voor Nederlandse taal en rekenen en wiskunde aan het eind van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1.1</text:p>
          </table:table-cell>
          <table:table-cell office:value-type="string" table:style-name="ce1">
            <text:p>De resultaten van de leerlingen voor Nederlandse taal en rekenen en wiskunde aan het eind van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1.1</text:p>
          </table:table-cell>
          <table:table-cell office:value-type="string" table:style-name="ce1">
            <text:p>De resultaten van de leerlingen voor Nederlandse taal en rekenen en wiskunde aan het eind van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1.2</text:p>
          </table:table-cell>
          <table:table-cell office:value-type="string" table:style-name="ce1">
            <text:p>De resultaten van de leerlingen voor Nederlandse taal en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1.2</text:p>
          </table:table-cell>
          <table:table-cell office:value-type="string" table:style-name="ce1">
            <text:p>De resultaten van de leerlingen voor Nederlandse taal en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1.2</text:p>
          </table:table-cell>
          <table:table-cell office:value-type="string" table:style-name="ce1">
            <text:p>De resultaten van de leerlingen voor Nederlandse taal en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1.2</text:p>
          </table:table-cell>
          <table:table-cell office:value-type="string" table:style-name="ce1">
            <text:p>De resultaten van de leerlingen voor Nederlandse taal en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1.2</text:p>
          </table:table-cell>
          <table:table-cell office:value-type="string" table:style-name="ce1">
            <text:p>De resultaten van de leerlingen voor Nederlandse taal en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2</text:p>
          </table:table-cell>
          <table:table-cell office:value-type="string" table:style-name="ce1">
            <text:p>De leerinhouden voor Nederlandse taal en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2</text:p>
          </table:table-cell>
          <table:table-cell office:value-type="string" table:style-name="ce1">
            <text:p>De leerinhouden voor Nederlandse taal en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2</text:p>
          </table:table-cell>
          <table:table-cell office:value-type="string" table:style-name="ce1">
            <text:p>De leerinhouden voor Nederlandse taal en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2</text:p>
          </table:table-cell>
          <table:table-cell office:value-type="string" table:style-name="ce1">
            <text:p>De leerinhouden voor Nederlandse taal en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3</text:p>
          </table:table-cell>
          <table:table-cell office:value-type="string" table:style-name="ce1">
            <text:p>De uitval van geplande onderwijsactiviteiten blijft beperk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3</text:p>
          </table:table-cell>
          <table:table-cell office:value-type="string" table:style-name="ce1">
            <text:p>De uitval van geplande onderwijsactiviteiten blijft beperk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3</text:p>
          </table:table-cell>
          <table:table-cell office:value-type="string" table:style-name="ce1">
            <text:p>De uitval van geplande onderwijsactiviteiten blijft beperk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3</text:p>
          </table:table-cell>
          <table:table-cell office:value-type="string" table:style-name="ce1">
            <text:p>De uitval van geplande onderwijsactiviteiten blijft beperk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4</text:p>
          </table:table-cell>
          <table:table-cell office:value-type="string" table:style-name="ce1">
            <text:p>Het ongeoorloofd verzuim van leerlingen blijft beperk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4</text:p>
          </table:table-cell>
          <table:table-cell office:value-type="string" table:style-name="ce1">
            <text:p>Het ongeoorloofd verzuim van leerlingen blijft beperk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4</text:p>
          </table:table-cell>
          <table:table-cell office:value-type="string" table:style-name="ce1">
            <text:p>Het ongeoorloofd verzuim van leerlingen blijft beperk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4</text:p>
          </table:table-cell>
          <table:table-cell office:value-type="string" table:style-name="ce1">
            <text:p>Het ongeoorloofd verzuim van leerlingen blijft beperk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7.5</text:p>
          </table:table-cell>
          <table:table-cell office:value-type="string" table:style-name="ce1">
            <text:p>De school gebruikt de informatie van scholen en instellingen waar de leerlingen vandaan komen voor de begeleiding va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7.5</text:p>
          </table:table-cell>
          <table:table-cell office:value-type="string" table:style-name="ce1">
            <text:p>De school gebruikt de informatie van scholen en instellingen waar de leerlingen vandaan komen voor de begeleiding va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7.5</text:p>
          </table:table-cell>
          <table:table-cell office:value-type="string" table:style-name="ce1">
            <text:p>De school gebruikt de informatie van scholen en instellingen waar de leerlingen vandaan komen voor de begeleiding va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7.5</text:p>
          </table:table-cell>
          <table:table-cell office:value-type="string" table:style-name="ce1">
            <text:p>De school gebruikt de informatie van scholen en instellingen waar de leerlingen vandaan komen voor de begeleiding va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N1B</text:p>
          </table:table-cell>
          <table:table-cell office:value-type="string" table:style-name="ce1">
            <text:p>In de schoolgids is informatie opgenomen over standaard gecontroleerde onderdel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N1B</text:p>
          </table:table-cell>
          <table:table-cell office:value-type="string" table:style-name="ce1">
            <text:p>In de schoolgids is informatie opgenomen over standaard gecontroleerde onderdel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N2B</text:p>
          </table:table-cell>
          <table:table-cell office:value-type="string" table:style-name="ce1">
            <text:p>In het schoolplan is informatie opgenomen over standaard gecontroleerde onderdel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N2B</text:p>
          </table:table-cell>
          <table:table-cell office:value-type="string" table:style-name="ce1">
            <text:p>In het schoolplan is informatie opgenomen over standaard gecontroleerde onderdel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N4A</text:p>
          </table:table-cell>
          <table:table-cell office:value-type="string" table:style-name="ce1">
            <text:p>Er is voldoende onderwijstijd geprogrammeerd om te kunnen voldoen aan de daarvoor gestelde minima</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N4A</text:p>
          </table:table-cell>
          <table:table-cell office:value-type="string" table:style-name="ce1">
            <text:p>Er is voldoende onderwijstijd geprogrammeerd om te kunnen voldoen aan de daarvoor gestelde minima</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float" office:value="1" table:style-name="ce1">
            <text:p>1</text:p>
          </table:table-cell>
          <table:table-cell office:value-type="string" table:style-name="ce1">
            <text:p>Onderwijsresultaten</text:p>
          </table:table-cell>
          <table:table-cell office:value-type="string" table:style-name="ce1">
            <text:p>Aspect</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float" office:value="1" table:style-name="ce1">
            <text:p>1</text:p>
          </table:table-cell>
          <table:table-cell office:value-type="string" table:style-name="ce1">
            <text:p>Onderwijsresultaten</text:p>
          </table:table-cell>
          <table:table-cell office:value-type="string" table:style-name="ce1">
            <text:p>Aspect</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float" office:value="1" table:style-name="ce1">
            <text:p>1</text:p>
          </table:table-cell>
          <table:table-cell office:value-type="string" table:style-name="ce1">
            <text:p>Onderwijsresultaten</text:p>
          </table:table-cell>
          <table:table-cell office:value-type="string" table:style-name="ce1">
            <text:p>Aspect</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float" office:value="1" table:style-name="ce1">
            <text:p>1</text:p>
          </table:table-cell>
          <table:table-cell office:value-type="string" table:style-name="ce1">
            <text:p>Onderwijsresultaten</text:p>
          </table:table-cell>
          <table:table-cell office:value-type="string" table:style-name="ce1">
            <text:p>Aspect</text:p>
          </table:table-cell>
          <table:table-cell office:value-type="string" table:style-name="ce1">
            <text:p>Indicator</text:p>
          </table:table-cell>
          <table:table-cell office:value-type="float" office:value="4" table:style-name="ce1">
            <text:p>4</text:p>
          </table:table-cell>
          <table:table-cell office:value-type="string" table:style-name="ce1">
            <text:p>N.t.b.</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1.1</text:p>
          </table:table-cell>
          <table:table-cell office:value-type="string" table:style-name="ce1">
            <text:p>Resultat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1.1</text:p>
          </table:table-cell>
          <table:table-cell office:value-type="string" table:style-name="ce1">
            <text:p>Resultat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1.1</text:p>
          </table:table-cell>
          <table:table-cell office:value-type="string" table:style-name="ce1">
            <text:p>Resultat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1.1</text:p>
          </table:table-cell>
          <table:table-cell office:value-type="string" table:style-name="ce1">
            <text:p>Resultat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N.t.b.</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1.3</text:p>
          </table:table-cell>
          <table:table-cell office:value-type="string" table:style-name="ce1">
            <text:p>Vervolgsucce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text:s text:c="3"/>Kan beter<text:s text:c="3"/></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1.3</text:p>
          </table:table-cell>
          <table:table-cell office:value-type="string" table:style-name="ce1">
            <text:p>Vervolgsucce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1.3</text:p>
          </table:table-cell>
          <table:table-cell office:value-type="string" table:style-name="ce1">
            <text:p>Vervolgsucce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float" office:value="2" table:style-name="ce1">
            <text:p>2</text:p>
          </table:table-cell>
          <table:table-cell office:value-type="string" table:style-name="ce1">
            <text:p>Onderwijsproces</text:p>
          </table:table-cell>
          <table:table-cell office:value-type="string" table:style-name="ce1">
            <text:p>Aspect</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float" office:value="2" table:style-name="ce1">
            <text:p>2</text:p>
          </table:table-cell>
          <table:table-cell office:value-type="string" table:style-name="ce1">
            <text:p>Onderwijsproces</text:p>
          </table:table-cell>
          <table:table-cell office:value-type="string" table:style-name="ce1">
            <text:p>Aspect</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float" office:value="2" table:style-name="ce1">
            <text:p>2</text:p>
          </table:table-cell>
          <table:table-cell office:value-type="string" table:style-name="ce1">
            <text:p>Onderwijsproces</text:p>
          </table:table-cell>
          <table:table-cell office:value-type="string" table:style-name="ce1">
            <text:p>Aspect</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2.1</text:p>
          </table:table-cell>
          <table:table-cell office:value-type="string" table:style-name="ce1">
            <text:p>Aanbod</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2.1</text:p>
          </table:table-cell>
          <table:table-cell office:value-type="string" table:style-name="ce1">
            <text:p>Aanbod</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2.1</text:p>
          </table:table-cell>
          <table:table-cell office:value-type="string" table:style-name="ce1">
            <text:p>Aanbod</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2.2</text:p>
          </table:table-cell>
          <table:table-cell office:value-type="string" table:style-name="ce1">
            <text:p>Zicht op ontwikkelin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2.2</text:p>
          </table:table-cell>
          <table:table-cell office:value-type="string" table:style-name="ce1">
            <text:p>Zicht op ontwikkelin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2.2</text:p>
          </table:table-cell>
          <table:table-cell office:value-type="string" table:style-name="ce1">
            <text:p>Zicht op ontwikkelin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2.3</text:p>
          </table:table-cell>
          <table:table-cell office:value-type="string" table:style-name="ce1">
            <text:p>Didactisch handel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2.3</text:p>
          </table:table-cell>
          <table:table-cell office:value-type="string" table:style-name="ce1">
            <text:p>Didactisch handel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2.3</text:p>
          </table:table-cell>
          <table:table-cell office:value-type="string" table:style-name="ce1">
            <text:p>Didactisch handel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2.4</text:p>
          </table:table-cell>
          <table:table-cell office:value-type="string" table:style-name="ce1">
            <text:p>(Extra) ondersteunin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2.4</text:p>
          </table:table-cell>
          <table:table-cell office:value-type="string" table:style-name="ce1">
            <text:p>(Extra) ondersteunin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2.4</text:p>
          </table:table-cell>
          <table:table-cell office:value-type="string" table:style-name="ce1">
            <text:p>(Extra) ondersteunin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2.5</text:p>
          </table:table-cell>
          <table:table-cell office:value-type="string" table:style-name="ce1">
            <text:p>Samenwerkin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2.5</text:p>
          </table:table-cell>
          <table:table-cell office:value-type="string" table:style-name="ce1">
            <text:p>Samenwerkin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2.5</text:p>
          </table:table-cell>
          <table:table-cell office:value-type="string" table:style-name="ce1">
            <text:p>Samenwerkin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float" office:value="4" table:style-name="ce1">
            <text:p>4</text:p>
          </table:table-cell>
          <table:table-cell office:value-type="string" table:style-name="ce1">
            <text:p>Schoolklimaat</text:p>
          </table:table-cell>
          <table:table-cell office:value-type="string" table:style-name="ce1">
            <text:p>Aspect</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float" office:value="4" table:style-name="ce1">
            <text:p>4</text:p>
          </table:table-cell>
          <table:table-cell office:value-type="string" table:style-name="ce1">
            <text:p>Schoolklimaat</text:p>
          </table:table-cell>
          <table:table-cell office:value-type="string" table:style-name="ce1">
            <text:p>Aspect</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float" office:value="4" table:style-name="ce1">
            <text:p>4</text:p>
          </table:table-cell>
          <table:table-cell office:value-type="string" table:style-name="ce1">
            <text:p>Schoolklimaat</text:p>
          </table:table-cell>
          <table:table-cell office:value-type="string" table:style-name="ce1">
            <text:p>Aspect</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4.1</text:p>
          </table:table-cell>
          <table:table-cell office:value-type="string" table:style-name="ce1">
            <text:p>Veiligheid</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4.1</text:p>
          </table:table-cell>
          <table:table-cell office:value-type="string" table:style-name="ce1">
            <text:p>Veiligheid</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4.1</text:p>
          </table:table-cell>
          <table:table-cell office:value-type="string" table:style-name="ce1">
            <text:p>Veiligheid</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4.2</text:p>
          </table:table-cell>
          <table:table-cell office:value-type="string" table:style-name="ce1">
            <text:p>Ondersteunend en stimulerend schoolklimaa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text:s text:c="3"/>Kan beter<text:s text:c="3"/></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4.2</text:p>
          </table:table-cell>
          <table:table-cell office:value-type="string" table:style-name="ce1">
            <text:p>Ondersteunend en stimulerend schoolklimaa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4.2</text:p>
          </table:table-cell>
          <table:table-cell office:value-type="string" table:style-name="ce1">
            <text:p>Ondersteunend en stimulerend schoolklimaa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float" office:value="5" table:style-name="ce1">
            <text:p>5</text:p>
          </table:table-cell>
          <table:table-cell office:value-type="string" table:style-name="ce1">
            <text:p>Kwaliteitszorg en ambitie</text:p>
          </table:table-cell>
          <table:table-cell office:value-type="string" table:style-name="ce1">
            <text:p>Aspect</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float" office:value="5" table:style-name="ce1">
            <text:p>5</text:p>
          </table:table-cell>
          <table:table-cell office:value-type="string" table:style-name="ce1">
            <text:p>Kwaliteitszorg en ambitie</text:p>
          </table:table-cell>
          <table:table-cell office:value-type="string" table:style-name="ce1">
            <text:p>Aspect</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float" office:value="5" table:style-name="ce1">
            <text:p>5</text:p>
          </table:table-cell>
          <table:table-cell office:value-type="string" table:style-name="ce1">
            <text:p>Kwaliteitszorg en ambitie</text:p>
          </table:table-cell>
          <table:table-cell office:value-type="string" table:style-name="ce1">
            <text:p>Aspect</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5.1</text:p>
          </table:table-cell>
          <table:table-cell office:value-type="string" table:style-name="ce1">
            <text:p>Doelen, evaluatie en verbeterin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5.1</text:p>
          </table:table-cell>
          <table:table-cell office:value-type="string" table:style-name="ce1">
            <text:p>Doelen, evaluatie en verbeterin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5.1</text:p>
          </table:table-cell>
          <table:table-cell office:value-type="string" table:style-name="ce1">
            <text:p>Doelen, evaluatie en verbeterin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5.2</text:p>
          </table:table-cell>
          <table:table-cell office:value-type="string" table:style-name="ce1">
            <text:p>Structuur en cultuur</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5.2</text:p>
          </table:table-cell>
          <table:table-cell office:value-type="string" table:style-name="ce1">
            <text:p>Structuur en cultuur</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5.2</text:p>
          </table:table-cell>
          <table:table-cell office:value-type="string" table:style-name="ce1">
            <text:p>Structuur en cultuur</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5.3</text:p>
          </table:table-cell>
          <table:table-cell office:value-type="string" table:style-name="ce1">
            <text:p>Verantwoording en dialoo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5.3</text:p>
          </table:table-cell>
          <table:table-cell office:value-type="string" table:style-name="ce1">
            <text:p>Verantwoording en dialoo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OVTPILBGPO</text:p>
          </table:table-cell>
          <table:table-cell office:value-type="string" table:style-name="ce1">
            <text:p>Voorlopig wk pilots bestuurstoezicht PO ovt's</text:p>
          </table:table-cell>
          <table:table-cell office:value-type="string" table:style-name="ce1">
            <text:p>5.3</text:p>
          </table:table-cell>
          <table:table-cell office:value-type="string" table:style-name="ce1">
            <text:p>Verantwoording en dialoo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NT1A</text:p>
          </table:table-cell>
          <table:table-cell office:value-type="string" table:style-name="ce1">
            <text:p>De inspectie is in het bezit gesteld van de geldende schoolgids (art. 16, lid 2 en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NT1A</text:p>
          </table:table-cell>
          <table:table-cell office:value-type="string" table:style-name="ce1">
            <text:p>De inspectie is in het bezit gesteld van de geldende schoolgids (art. 16, lid 2 en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NT2A</text:p>
          </table:table-cell>
          <table:table-cell office:value-type="string" table:style-name="ce1">
            <text:p>De inspectie is in het bezit gesteld van het geldende schoolplan (art. 16, lid 1 en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NT2A</text:p>
          </table:table-cell>
          <table:table-cell office:value-type="string" table:style-name="ce1">
            <text:p>De inspectie is in het bezit gesteld van het geldende schoolplan (art. 16, lid 1 en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NT4A</text:p>
          </table:table-cell>
          <table:table-cell office:value-type="string" table:style-name="ce1">
            <text:p>Er is voldoende onderwijstijd geprogrammeerd om te kunnen voldoen aan de daarvoor gestelde minima (art. 8, lid 7 onder b,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NT4A</text:p>
          </table:table-cell>
          <table:table-cell office:value-type="string" table:style-name="ce1">
            <text:p>Er is voldoende onderwijstijd geprogrammeerd om te kunnen voldoen aan de daarvoor gestelde minima (art. 8, lid 7 onder b,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NT4B</text:p>
          </table:table-cell>
          <table:table-cell office:value-type="string" table:style-name="ce1">
            <text:p>Er is maximaal zevenmaal een onvolledige schoolweek geprogrammeerd voor de groepen 3 t/m 8 (artikel 8, lid 7 onder b,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4JB2012</text:p>
          </table:table-cell>
          <table:table-cell office:value-type="string" table:style-name="ce1">
            <text:p>Basisset 4JB 2012</text:p>
          </table:table-cell>
          <table:table-cell office:value-type="string" table:style-name="ce1">
            <text:p>NT4B</text:p>
          </table:table-cell>
          <table:table-cell office:value-type="string" table:style-name="ce1">
            <text:p>Er is maximaal zevenmaal een onvolledige schoolweek geprogrammeerd voor de groepen 3 t/m 8 (artikel 8, lid 7 onder b,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1</text:p>
          </table:table-cell>
          <table:table-cell office:value-type="string" table:style-name="ce1">
            <text:p>De taalresultaten van de leerlingen aan het eind van de basisschool liggen ten minste op het niveau dat op grond van kenmerken van de leerlingenpopulatie mag worden verwach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1</text:p>
          </table:table-cell>
          <table:table-cell office:value-type="string" table:style-name="ce1">
            <text:p>De taalresultaten van de leerlingen aan het eind van de basisschool liggen ten minste op het niveau dat op grond van kenmerken van de leerlingenpopulatie mag worden verwach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1</text:p>
          </table:table-cell>
          <table:table-cell office:value-type="string" table:style-name="ce1">
            <text:p>De taalresultaten van de leerlingen aan het eind van de basisschool liggen ten minste op het niveau dat op grond van kenmerken van de leerlingenpopulatie mag worden verwach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1</text:p>
          </table:table-cell>
          <table:table-cell office:value-type="string" table:style-name="ce1">
            <text:p>De taalresultaten van de leerlingen aan het eind van de basisschool liggen ten minste op het niveau dat op grond van kenmerken van de leerlingenpopulatie mag worden verwach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1</text:p>
          </table:table-cell>
          <table:table-cell office:value-type="string" table:style-name="ce1">
            <text:p>De taalresultaten van de leerlingen aan het eind van de basisschool liggen ten minste op het niveau dat op grond van kenmerken van de leerlingenpopulatie mag worden verwacht.</text:p>
          </table:table-cell>
          <table:table-cell office:value-type="string" table:style-name="ce1">
            <text:p>Indicator</text:p>
          </table:table-cell>
          <table:table-cell office:value-type="string" table:style-name="ce1">
            <text:p>Kern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2</text:p>
          </table:table-cell>
          <table:table-cell office:value-type="string" table:style-name="ce1">
            <text:p>De rekenresultaten van de leerlingen aan het eind van de basisschool liggen ten minste op het niveau dat op grond van kenmerken van de leerlingenpopulatie mag worden verwach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2</text:p>
          </table:table-cell>
          <table:table-cell office:value-type="string" table:style-name="ce1">
            <text:p>De rekenresultaten van de leerlingen aan het eind van de basisschool liggen ten minste op het niveau dat op grond van kenmerken van de leerlingenpopulatie mag worden verwach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2</text:p>
          </table:table-cell>
          <table:table-cell office:value-type="string" table:style-name="ce1">
            <text:p>De rekenresultaten van de leerlingen aan het eind van de basisschool liggen ten minste op het niveau dat op grond van kenmerken van de leerlingenpopulatie mag worden verwach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2</text:p>
          </table:table-cell>
          <table:table-cell office:value-type="string" table:style-name="ce1">
            <text:p>De rekenresultaten van de leerlingen aan het eind van de basisschool liggen ten minste op het niveau dat op grond van kenmerken van de leerlingenpopulatie mag worden verwach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2</text:p>
          </table:table-cell>
          <table:table-cell office:value-type="string" table:style-name="ce1">
            <text:p>De rekenresultaten van de leerlingen aan het eind van de basisschool liggen ten minste op het niveau dat op grond van kenmerken van de leerlingenpopulatie mag worden verwacht.</text:p>
          </table:table-cell>
          <table:table-cell office:value-type="string" table:style-name="ce1">
            <text:p>Indicator</text:p>
          </table:table-cell>
          <table:table-cell office:value-type="string" table:style-name="ce1">
            <text:p>Kern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3</text:p>
          </table:table-cell>
          <table:table-cell office:value-type="string" table:style-name="ce1">
            <text:p>De leerlingen doorlopen in beginsel de school binnen de verwachte periode van acht jaar.</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3</text:p>
          </table:table-cell>
          <table:table-cell office:value-type="string" table:style-name="ce1">
            <text:p>De leerlingen doorlopen in beginsel de school binnen de verwachte periode van acht jaar.</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3</text:p>
          </table:table-cell>
          <table:table-cell office:value-type="string" table:style-name="ce1">
            <text:p>De leerlingen doorlopen in beginsel de school binnen de verwachte periode van acht jaar.</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3</text:p>
          </table:table-cell>
          <table:table-cell office:value-type="string" table:style-name="ce1">
            <text:p>De leerlingen doorlopen in beginsel de school binnen de verwachte periode van acht jaar.</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3</text:p>
          </table:table-cell>
          <table:table-cell office:value-type="string" table:style-name="ce1">
            <text:p>De leerlingen doorlopen in beginsel de school binnen de verwachte periode van acht jaar.</text:p>
          </table:table-cell>
          <table:table-cell office:value-type="string" table:style-name="ce1">
            <text:p>Indicator</text:p>
          </table:table-cell>
          <table:table-cell office:value-type="string" table:style-name="ce1">
            <text:p>Kern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1</text:p>
          </table:table-cell>
          <table:table-cell office:value-type="string" table:style-name="ce1">
            <text:p>Bij de aangeboden leerinhouden voor Nederlandse taal betrekt de school alle kerndoelen als te bereiken doelstel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1</text:p>
          </table:table-cell>
          <table:table-cell office:value-type="string" table:style-name="ce1">
            <text:p>Bij de aangeboden leerinhouden voor Nederlandse taal betrekt de school alle kerndoelen als te bereiken doelstel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1</text:p>
          </table:table-cell>
          <table:table-cell office:value-type="string" table:style-name="ce1">
            <text:p>Bij de aangeboden leerinhouden voor Nederlandse taal betrekt de school alle kerndoelen als te bereiken doelstel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1</text:p>
          </table:table-cell>
          <table:table-cell office:value-type="string" table:style-name="ce1">
            <text:p>Bij de aangeboden leerinhouden voor Nederlandse taal betrekt de school alle kerndoelen als te bereiken doelstel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2</text:p>
          </table:table-cell>
          <table:table-cell office:value-type="string" table:style-name="ce1">
            <text:p>Bij de aangeboden leerinhouden voor rekenen en wiskunde betrekt de school alle kerndoelen als te bereiken doelstel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2</text:p>
          </table:table-cell>
          <table:table-cell office:value-type="string" table:style-name="ce1">
            <text:p>Bij de aangeboden leerinhouden voor rekenen en wiskunde betrekt de school alle kerndoelen als te bereiken doelstel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2</text:p>
          </table:table-cell>
          <table:table-cell office:value-type="string" table:style-name="ce1">
            <text:p>Bij de aangeboden leerinhouden voor rekenen en wiskunde betrekt de school alle kerndoelen als te bereiken doelstel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2</text:p>
          </table:table-cell>
          <table:table-cell office:value-type="string" table:style-name="ce1">
            <text:p>Bij de aangeboden leerinhouden voor rekenen en wiskunde betrekt de school alle kerndoelen als te bereiken doelstel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1</text:p>
          </table:table-cell>
          <table:table-cell office:value-type="string" table:style-name="ce1">
            <text:p>De leerinhouden voor Nederlandse taal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1</text:p>
          </table:table-cell>
          <table:table-cell office:value-type="string" table:style-name="ce1">
            <text:p>De leerinhouden voor Nederlandse taal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1</text:p>
          </table:table-cell>
          <table:table-cell office:value-type="string" table:style-name="ce1">
            <text:p>De leerinhouden voor Nederlandse taal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1</text:p>
          </table:table-cell>
          <table:table-cell office:value-type="string" table:style-name="ce1">
            <text:p>De leerinhouden voor Nederlandse taal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2</text:p>
          </table:table-cell>
          <table:table-cell office:value-type="string" table:style-name="ce1">
            <text:p>De leerinhouden voor rekenen en wiskunde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2</text:p>
          </table:table-cell>
          <table:table-cell office:value-type="string" table:style-name="ce1">
            <text:p>De leerinhouden voor rekenen en wiskunde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2</text:p>
          </table:table-cell>
          <table:table-cell office:value-type="string" table:style-name="ce1">
            <text:p>De leerinhouden voor rekenen en wiskunde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2</text:p>
          </table:table-cell>
          <table:table-cell office:value-type="string" table:style-name="ce1">
            <text:p>De leerinhouden voor rekenen en wiskunde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text:p>
          </table:table-cell>
          <table:table-cell office:value-type="string" table:style-name="ce1">
            <text:p>De school heeft een aanbod gericht op bevordering van actief burgerschap en sociale integratie met inbegrip van het overdragen van kennis over en kennismaking met de diversiteit in de samenleving.<text: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text:p>
          </table:table-cell>
          <table:table-cell office:value-type="string" table:style-name="ce1">
            <text:p>De school heeft een aanbod gericht op bevordering van actief burgerschap en sociale integratie met inbegrip van het overdragen van kennis over en kennismaking met de diversiteit in de samenleving.<text: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text:p>
          </table:table-cell>
          <table:table-cell office:value-type="string" table:style-name="ce1">
            <text:p>De school heeft een aanbod gericht op bevordering van actief burgerschap en sociale integratie met inbegrip van het overdragen van kennis over en kennismaking met de diversiteit in de samenleving.<text: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text:p>
          </table:table-cell>
          <table:table-cell office:value-type="string" table:style-name="ce1">
            <text:p>De school heeft een aanbod gericht op bevordering van actief burgerschap en sociale integratie met inbegrip van het overdragen van kennis over en kennismaking met de diversiteit in de samenleving.<text: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1</text:p>
          </table:table-cell>
          <table:table-cell office:value-type="string" table:style-name="ce1">
            <text:p>De school schenkt aandacht aan bevordering van sociale competenti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1</text:p>
          </table:table-cell>
          <table:table-cell office:value-type="string" table:style-name="ce1">
            <text:p>De school schenkt aandacht aan bevordering van sociale competenti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1</text:p>
          </table:table-cell>
          <table:table-cell office:value-type="string" table:style-name="ce1">
            <text:p>De school schenkt aandacht aan bevordering van sociale competenti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1</text:p>
          </table:table-cell>
          <table:table-cell office:value-type="string" table:style-name="ce1">
            <text:p>De school schenkt aandacht aan bevordering van sociale competenti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2</text:p>
          </table:table-cell>
          <table:table-cell office:value-type="string" table:style-name="ce1">
            <text:p>De school schenkt aandacht aan de samenleving en de diversiteit daarin, en bevordert deelname aan en betrokkenheid bij de samenleving.</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2</text:p>
          </table:table-cell>
          <table:table-cell office:value-type="string" table:style-name="ce1">
            <text:p>De school schenkt aandacht aan de samenleving en de diversiteit daarin, en bevordert deelname aan en betrokkenheid bij de samenleving.</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2</text:p>
          </table:table-cell>
          <table:table-cell office:value-type="string" table:style-name="ce1">
            <text:p>De school schenkt aandacht aan de samenleving en de diversiteit daarin, en bevordert deelname aan en betrokkenheid bij de samenleving.</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2</text:p>
          </table:table-cell>
          <table:table-cell office:value-type="string" table:style-name="ce1">
            <text:p>De school schenkt aandacht aan de samenleving en de diversiteit daarin, en bevordert deelname aan en betrokkenheid bij de samenleving.</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3</text:p>
          </table:table-cell>
          <table:table-cell office:value-type="string" table:style-name="ce1">
            <text:p>De school bevordert basiswaarden en de kennis, houdingen en vaardigheden voor participatie in de democratische rechtsstaa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3</text:p>
          </table:table-cell>
          <table:table-cell office:value-type="string" table:style-name="ce1">
            <text:p>De school bevordert basiswaarden en de kennis, houdingen en vaardigheden voor participatie in de democratische rechtsstaa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3</text:p>
          </table:table-cell>
          <table:table-cell office:value-type="string" table:style-name="ce1">
            <text:p>De school bevordert basiswaarden en de kennis, houdingen en vaardigheden voor participatie in de democratische rechtsstaa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3</text:p>
          </table:table-cell>
          <table:table-cell office:value-type="string" table:style-name="ce1">
            <text:p>De school bevordert basiswaarden en de kennis, houdingen en vaardigheden voor participatie in de democratische rechtsstaa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4</text:p>
          </table:table-cell>
          <table:table-cell office:value-type="string" table:style-name="ce1">
            <text:p>De school brengt actief burgerschap en sociale integratie ook zelf in de praktijk.</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4</text:p>
          </table:table-cell>
          <table:table-cell office:value-type="string" table:style-name="ce1">
            <text:p>De school brengt actief burgerschap en sociale integratie ook zelf in de praktijk.</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4</text:p>
          </table:table-cell>
          <table:table-cell office:value-type="string" table:style-name="ce1">
            <text:p>De school brengt actief burgerschap en sociale integratie ook zelf in de praktijk.</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4</text:p>
          </table:table-cell>
          <table:table-cell office:value-type="string" table:style-name="ce1">
            <text:p>De school brengt actief burgerschap en sociale integratie ook zelf in de praktijk.</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4</text:p>
          </table:table-cell>
          <table:table-cell office:value-type="string" table:style-name="ce1">
            <text:p>De school heeft inzicht in de veiligheidsbeleving van leerlingen en personeel en in de incidenten die zich op het gebied van sociale veiligheid op de school voordo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4</text:p>
          </table:table-cell>
          <table:table-cell office:value-type="string" table:style-name="ce1">
            <text:p>De school heeft inzicht in de veiligheidsbeleving van leerlingen en personeel en in de incidenten die zich op het gebied van sociale veiligheid op de school voordo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4</text:p>
          </table:table-cell>
          <table:table-cell office:value-type="string" table:style-name="ce1">
            <text:p>De school heeft inzicht in de veiligheidsbeleving van leerlingen en personeel en in de incidenten die zich op het gebied van sociale veiligheid op de school voordo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4</text:p>
          </table:table-cell>
          <table:table-cell office:value-type="string" table:style-name="ce1">
            <text:p>De school heeft inzicht in de veiligheidsbeleving van leerlingen en personeel en in de incidenten die zich op het gebied van sociale veiligheid op de school voordo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5</text:p>
          </table:table-cell>
          <table:table-cell office:value-type="string" table:style-name="ce1">
            <text:p>De school zoekt structurele samenwerking met ketenpartners waar noodzakelijke interventies op leerlingniveau haar eigen kerntaak overschrijd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5</text:p>
          </table:table-cell>
          <table:table-cell office:value-type="string" table:style-name="ce1">
            <text:p>De school zoekt structurele samenwerking met ketenpartners waar noodzakelijke interventies op leerlingniveau haar eigen kerntaak overschrijd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5</text:p>
          </table:table-cell>
          <table:table-cell office:value-type="string" table:style-name="ce1">
            <text:p>De school zoekt structurele samenwerking met ketenpartners waar noodzakelijke interventies op leerlingniveau haar eigen kerntaak overschrijd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5</text:p>
          </table:table-cell>
          <table:table-cell office:value-type="string" table:style-name="ce1">
            <text:p>De school zoekt structurele samenwerking met ketenpartners waar noodzakelijke interventies op leerlingniveau haar eigen kerntaak overschrijd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text:p>
          </table:table-cell>
          <table:table-cell office:value-type="string" table:style-name="ce1">
            <text:p>De school draagt zorg voor de kwaliteit van het onderwijs gericht op bevordering van actief burgerschap en sociale integratie, met inbegrip van het overdragen van kennis over en kennismaking met de diversiteit van de samenleving.</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text:p>
          </table:table-cell>
          <table:table-cell office:value-type="string" table:style-name="ce1">
            <text:p>De school draagt zorg voor de kwaliteit van het onderwijs gericht op bevordering van actief burgerschap en sociale integratie, met inbegrip van het overdragen van kennis over en kennismaking met de diversiteit van de samenleving.</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text:p>
          </table:table-cell>
          <table:table-cell office:value-type="string" table:style-name="ce1">
            <text:p>De school draagt zorg voor de kwaliteit van het onderwijs gericht op bevordering van actief burgerschap en sociale integratie, met inbegrip van het overdragen van kennis over en kennismaking met de diversiteit van de samenleving.</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text:p>
          </table:table-cell>
          <table:table-cell office:value-type="string" table:style-name="ce1">
            <text:p>De school draagt zorg voor de kwaliteit van het onderwijs gericht op bevordering van actief burgerschap en sociale integratie, met inbegrip van het overdragen van kennis over en kennismaking met de diversiteit van de samenleving.</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1</text:p>
          </table:table-cell>
          <table:table-cell office:value-type="string" table:style-name="ce1">
            <text:p>De school heeft een visie op burgerschap en integratie, en geeft daar planmatig invulling aa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1</text:p>
          </table:table-cell>
          <table:table-cell office:value-type="string" table:style-name="ce1">
            <text:p>De school heeft een visie op burgerschap en integratie, en geeft daar planmatig invulling aa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1</text:p>
          </table:table-cell>
          <table:table-cell office:value-type="string" table:style-name="ce1">
            <text:p>De school heeft een visie op burgerschap en integratie, en geeft daar planmatig invulling aa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1</text:p>
          </table:table-cell>
          <table:table-cell office:value-type="string" table:style-name="ce1">
            <text:p>De school heeft een visie op burgerschap en integratie, en geeft daar planmatig invulling aa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2</text:p>
          </table:table-cell>
          <table:table-cell office:value-type="string" table:style-name="ce1">
            <text:p>De school verantwoordt deze visie en de wijze waarop ze daar invulling aan geef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2</text:p>
          </table:table-cell>
          <table:table-cell office:value-type="string" table:style-name="ce1">
            <text:p>De school verantwoordt deze visie en de wijze waarop ze daar invulling aan geef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2</text:p>
          </table:table-cell>
          <table:table-cell office:value-type="string" table:style-name="ce1">
            <text:p>De school verantwoordt deze visie en de wijze waarop ze daar invulling aan geef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2</text:p>
          </table:table-cell>
          <table:table-cell office:value-type="string" table:style-name="ce1">
            <text:p>De school verantwoordt deze visie en de wijze waarop ze daar invulling aan geef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3</text:p>
          </table:table-cell>
          <table:table-cell office:value-type="string" table:style-name="ce1">
            <text:p>De school evalueert of de voor burgerschap en integratie beoogde doelen worden gerealiseerd.</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3</text:p>
          </table:table-cell>
          <table:table-cell office:value-type="string" table:style-name="ce1">
            <text:p>De school evalueert of de voor burgerschap en integratie beoogde doelen worden gerealiseerd.</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3</text:p>
          </table:table-cell>
          <table:table-cell office:value-type="string" table:style-name="ce1">
            <text:p>De school evalueert of de voor burgerschap en integratie beoogde doelen worden gerealiseerd.</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3</text:p>
          </table:table-cell>
          <table:table-cell office:value-type="string" table:style-name="ce1">
            <text:p>De school evalueert of de voor burgerschap en integratie beoogde doelen worden gerealiseerd.</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4</text:p>
          </table:table-cell>
          <table:table-cell office:value-type="string" table:style-name="ce1">
            <text:p>De school stemt het aanbod mede af op risico’s en ongewenste opvattingen, houdingen en gedragingen van leerlingen rond burgerschap en integratie.</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4</text:p>
          </table:table-cell>
          <table:table-cell office:value-type="string" table:style-name="ce1">
            <text:p>De school stemt het aanbod mede af op risico’s en ongewenste opvattingen, houdingen en gedragingen van leerlingen rond burgerschap en integratie.</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4</text:p>
          </table:table-cell>
          <table:table-cell office:value-type="string" table:style-name="ce1">
            <text:p>De school stemt het aanbod mede af op risico’s en ongewenste opvattingen, houdingen en gedragingen van leerlingen rond burgerschap en integratie.</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4</text:p>
          </table:table-cell>
          <table:table-cell office:value-type="string" table:style-name="ce1">
            <text:p>De school stemt het aanbod mede af op risico’s en ongewenste opvattingen, houdingen en gedragingen van leerlingen rond burgerschap en integratie.</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1</text:p>
          </table:table-cell>
          <table:table-cell office:value-type="string" table:style-name="ce1">
            <text:p>De schoolleiding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1</text:p>
          </table:table-cell>
          <table:table-cell office:value-type="string" table:style-name="ce1">
            <text:p>De schoolleiding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1</text:p>
          </table:table-cell>
          <table:table-cell office:value-type="string" table:style-name="ce1">
            <text:p>De schoolleiding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1</text:p>
          </table:table-cell>
          <table:table-cell office:value-type="string" table:style-name="ce1">
            <text:p>De schoolleiding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3</text:p>
          </table:table-cell>
          <table:table-cell office:value-type="string" table:style-name="ce1">
            <text:p>De schoolleiding zorgt voor een professionele schoolcultuur.</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3</text:p>
          </table:table-cell>
          <table:table-cell office:value-type="string" table:style-name="ce1">
            <text:p>De schoolleiding zorgt voor een professionele schoolcultuur.</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3</text:p>
          </table:table-cell>
          <table:table-cell office:value-type="string" table:style-name="ce1">
            <text:p>De schoolleiding zorgt voor een professionele schoolcultuur.</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3</text:p>
          </table:table-cell>
          <table:table-cell office:value-type="string" table:style-name="ce1">
            <text:p>De schoolleiding zorgt voor een professionele schoolcultuur.</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4</text:p>
          </table:table-cell>
          <table:table-cell office:value-type="string" table:style-name="ce1">
            <text:p>Bij de zorg voor kwaliteit zijn bestuur, directie, team en andere belanghebbenden betrokk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4</text:p>
          </table:table-cell>
          <table:table-cell office:value-type="string" table:style-name="ce1">
            <text:p>Bij de zorg voor kwaliteit zijn bestuur, directie, team en andere belanghebbenden betrokk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4</text:p>
          </table:table-cell>
          <table:table-cell office:value-type="string" table:style-name="ce1">
            <text:p>Bij de zorg voor kwaliteit zijn bestuur, directie, team en andere belanghebbenden betrokk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4</text:p>
          </table:table-cell>
          <table:table-cell office:value-type="string" table:style-name="ce1">
            <text:p>Bij de zorg voor kwaliteit zijn bestuur, directie, team en andere belanghebbenden betrokk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1A</text:p>
          </table:table-cell>
          <table:table-cell office:value-type="string" table:style-name="ce1">
            <text:p>De inspectie is in het bezit gesteld van de geldende schoolgids (art. 16, lid 2 en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1A</text:p>
          </table:table-cell>
          <table:table-cell office:value-type="string" table:style-name="ce1">
            <text:p>De inspectie is in het bezit gesteld van de geldende schoolgids (art. 16, lid 2 en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1B</text:p>
          </table:table-cell>
          <table:table-cell office:value-type="string" table:style-name="ce1">
            <text:p>In de schoolgids is informatie opgenomen over standaard gecontroleerde onderdelen (art. 1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1B</text:p>
          </table:table-cell>
          <table:table-cell office:value-type="string" table:style-name="ce1">
            <text:p>In de schoolgids is informatie opgenomen over standaard gecontroleerde onderdelen (art. 1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1C</text:p>
          </table:table-cell>
          <table:table-cell office:value-type="string" table:style-name="ce1">
            <text:p>In de schoolgids is informatie opgenomen over onderdelen voortvloeiend uit de invoering van passend onderwijs (art. 1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1C</text:p>
          </table:table-cell>
          <table:table-cell office:value-type="string" table:style-name="ce1">
            <text:p>In de schoolgids is informatie opgenomen over onderdelen voortvloeiend uit de invoering van passend onderwijs (art. 1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2A</text:p>
          </table:table-cell>
          <table:table-cell office:value-type="string" table:style-name="ce1">
            <text:p>De inspectie is in het bezit gesteld van het geldende schoolplan (art. 16, lid 1 en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2A</text:p>
          </table:table-cell>
          <table:table-cell office:value-type="string" table:style-name="ce1">
            <text:p>De inspectie is in het bezit gesteld van het geldende schoolplan (art. 16, lid 1 en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2B</text:p>
          </table:table-cell>
          <table:table-cell office:value-type="string" table:style-name="ce1">
            <text:p>In het schoolplan is informatie opgenomen over een of meer standaard gecontroleerde onderdelen (art. 12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2B</text:p>
          </table:table-cell>
          <table:table-cell office:value-type="string" table:style-name="ce1">
            <text:p>In het schoolplan is informatie opgenomen over een of meer standaard gecontroleerde onderdelen (art. 12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2C</text:p>
          </table:table-cell>
          <table:table-cell office:value-type="string" table:style-name="ce1">
            <text:p>Het schoolondersteuningsprofiel wordt tevens betrokken bij het onderwijskundig beleid zoals dat opgenomen is in het schoolplan (WPO Artikel 12, lid 2).</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2C</text:p>
          </table:table-cell>
          <table:table-cell office:value-type="string" table:style-name="ce1">
            <text:p>Het schoolondersteuningsprofiel wordt tevens betrokken bij het onderwijskundig beleid zoals dat opgenomen is in het schoolplan (WPO Artikel 12, lid 2).</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3A</text:p>
          </table:table-cell>
          <table:table-cell office:value-type="string" table:style-name="ce1">
            <text:p>De inspectie is in het bezit gesteld van het geldende zorgplan (art. 19, lid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3A</text:p>
          </table:table-cell>
          <table:table-cell office:value-type="string" table:style-name="ce1">
            <text:p>De inspectie is in het bezit gesteld van het geldende zorgplan (art. 19, lid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3B</text:p>
          </table:table-cell>
          <table:table-cell office:value-type="string" table:style-name="ce1">
            <text:p>In het zorgplan is informatie opgenomen over een of meer standaard gecontroleerde onderdelen (art. 19, lid 2,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3B</text:p>
          </table:table-cell>
          <table:table-cell office:value-type="string" table:style-name="ce1">
            <text:p>In het zorgplan is informatie opgenomen over een of meer standaard gecontroleerde onderdelen (art. 19, lid 2,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4A</text:p>
          </table:table-cell>
          <table:table-cell office:value-type="string" table:style-name="ce1">
            <text:p>Er is voldoende onderwijstijd geprogrammeerd om te kunnen voldoen aan de daarvoor gestelde minima (art. 8, lid 7 onder b,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4A</text:p>
          </table:table-cell>
          <table:table-cell office:value-type="string" table:style-name="ce1">
            <text:p>Er is voldoende onderwijstijd geprogrammeerd om te kunnen voldoen aan de daarvoor gestelde minima (art. 8, lid 7 onder b,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4B</text:p>
          </table:table-cell>
          <table:table-cell office:value-type="string" table:style-name="ce1">
            <text:p>Er is maximaal zevenmaal een onvolledige schoolweek geprogrammeerd voor de groepen 3 t/m 8 (artikel 8, lid 7 onder b,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4B</text:p>
          </table:table-cell>
          <table:table-cell office:value-type="string" table:style-name="ce1">
            <text:p>Er is maximaal zevenmaal een onvolledige schoolweek geprogrammeerd voor de groepen 3 t/m 8 (artikel 8, lid 7 onder b,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5</text:p>
          </table:table-cell>
          <table:table-cell office:value-type="string" table:style-name="ce1">
            <text:p>De school stelt voor leerlingen die extra ondersteuning behoeven een ontwikkelingsperspectief vast (art. 40a, lid 1 WPO) en deze voldoet aan de eisen die daaraan gesteld worden (artikel 34.7 van het Besluit bekostiging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5</text:p>
          </table:table-cell>
          <table:table-cell office:value-type="string" table:style-name="ce1">
            <text:p>De school stelt voor leerlingen die extra ondersteuning behoeven een ontwikkelingsperspectief vast (art. 40a, lid 1 WPO) en deze voldoet aan de eisen die daaraan gesteld worden (artikel 34.7 van het Besluit bekostiging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1</text:p>
          </table:table-cell>
          <table:table-cell office:value-type="string" table:style-name="ce1">
            <text:p>(Nieuwkomers) De aangeboden leerinhouden voor Nederlandse taal en rekenen en wiskunde zijn gerelateerd aan de kerndoelen.<text:s/></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1</text:p>
          </table:table-cell>
          <table:table-cell office:value-type="string" table:style-name="ce1">
            <text:p>(Nieuwkomers) De aangeboden leerinhouden voor Nederlandse taal en rekenen en wiskunde zijn gerelateerd aan de kerndoelen.<text:s/></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1</text:p>
          </table:table-cell>
          <table:table-cell office:value-type="string" table:style-name="ce1">
            <text:p>(Nieuwkomers) De aangeboden leerinhouden voor Nederlandse taal en rekenen en wiskunde zijn gerelateerd aan de kerndoelen.<text:s/></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1</text:p>
          </table:table-cell>
          <table:table-cell office:value-type="string" table:style-name="ce1">
            <text:p>(Nieuwkomers) De aangeboden leerinhouden voor Nederlandse taal en rekenen en wiskunde zijn gerelateerd aan de kerndoelen.<text:s/></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6</text:p>
          </table:table-cell>
          <table:table-cell office:value-type="string" table:style-name="ce1">
            <text:p>De school maakt beredeneerde afwegingen bij de doorstroom van leerlingen binnen de school.<text: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6</text:p>
          </table:table-cell>
          <table:table-cell office:value-type="string" table:style-name="ce1">
            <text:p>De school maakt beredeneerde afwegingen bij de doorstroom van leerlingen binnen de school.<text: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6</text:p>
          </table:table-cell>
          <table:table-cell office:value-type="string" table:style-name="ce1">
            <text:p>De school maakt beredeneerde afwegingen bij de doorstroom van leerlingen binnen de school.<text: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6</text:p>
          </table:table-cell>
          <table:table-cell office:value-type="string" table:style-name="ce1">
            <text:p>De school maakt beredeneerde afwegingen bij de doorstroom van leerlingen binnen de school.<text: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5</text:p>
          </table:table-cell>
          <table:table-cell office:value-type="string" table:style-name="ce1">
            <text:p>De school zoekt structurele samenwerking met ketenpartners waar noodzakelijke interventies op leerlingniveau haar eigen kerntaak overschrijd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5</text:p>
          </table:table-cell>
          <table:table-cell office:value-type="string" table:style-name="ce1">
            <text:p>De school zoekt structurele samenwerking met ketenpartners waar noodzakelijke interventies op leerlingniveau haar eigen kerntaak overschrijd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5</text:p>
          </table:table-cell>
          <table:table-cell office:value-type="string" table:style-name="ce1">
            <text:p>De school zoekt structurele samenwerking met ketenpartners waar noodzakelijke interventies op leerlingniveau haar eigen kerntaak overschrijd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5</text:p>
          </table:table-cell>
          <table:table-cell office:value-type="string" table:style-name="ce1">
            <text:p>De school zoekt structurele samenwerking met ketenpartners waar noodzakelijke interventies op leerlingniveau haar eigen kerntaak overschrijd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7</text:p>
          </table:table-cell>
          <table:table-cell office:value-type="string" table:style-name="ce1">
            <text:p>De school draagt zorg voor de kwaliteit van het onderwijs gericht op bevordering van actief burgerschap en sociale integratie, met inbegrip van het overdragen van kennis over en kennismaking met de diversiteit van de samenleving.</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7</text:p>
          </table:table-cell>
          <table:table-cell office:value-type="string" table:style-name="ce1">
            <text:p>De school draagt zorg voor de kwaliteit van het onderwijs gericht op bevordering van actief burgerschap en sociale integratie, met inbegrip van het overdragen van kennis over en kennismaking met de diversiteit van de samenleving.</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7</text:p>
          </table:table-cell>
          <table:table-cell office:value-type="string" table:style-name="ce1">
            <text:p>De school draagt zorg voor de kwaliteit van het onderwijs gericht op bevordering van actief burgerschap en sociale integratie, met inbegrip van het overdragen van kennis over en kennismaking met de diversiteit van de samenleving.</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7</text:p>
          </table:table-cell>
          <table:table-cell office:value-type="string" table:style-name="ce1">
            <text:p>De school draagt zorg voor de kwaliteit van het onderwijs gericht op bevordering van actief burgerschap en sociale integratie, met inbegrip van het overdragen van kennis over en kennismaking met de diversiteit van de samenleving.</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1A</text:p>
          </table:table-cell>
          <table:table-cell office:value-type="string" table:style-name="ce1">
            <text:p>De inspectie is in het bezit gesteld van de geldende schoolgids (art. 16, lid 2 en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1A</text:p>
          </table:table-cell>
          <table:table-cell office:value-type="string" table:style-name="ce1">
            <text:p>De inspectie is in het bezit gesteld van de geldende schoolgids (art. 16, lid 2 en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1B</text:p>
          </table:table-cell>
          <table:table-cell office:value-type="string" table:style-name="ce1">
            <text:p>In de schoolgids is informatie opgenomen over een of meer standaard gecontroleerde onderdelen (art. 1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1B</text:p>
          </table:table-cell>
          <table:table-cell office:value-type="string" table:style-name="ce1">
            <text:p>In de schoolgids is informatie opgenomen over een of meer standaard gecontroleerde onderdelen (art. 1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2A</text:p>
          </table:table-cell>
          <table:table-cell office:value-type="string" table:style-name="ce1">
            <text:p>De inspectie is in het bezit gesteld van het geldende schoolplan (art. 16, lid 1 en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2A</text:p>
          </table:table-cell>
          <table:table-cell office:value-type="string" table:style-name="ce1">
            <text:p>De inspectie is in het bezit gesteld van het geldende schoolplan (art. 16, lid 1 en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2B</text:p>
          </table:table-cell>
          <table:table-cell office:value-type="string" table:style-name="ce1">
            <text:p>In het schoolplan is informatie opgenomen over een of meer standaard gecontroleerde onderdelen (art. 12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2B</text:p>
          </table:table-cell>
          <table:table-cell office:value-type="string" table:style-name="ce1">
            <text:p>In het schoolplan is informatie opgenomen over een of meer standaard gecontroleerde onderdelen (art. 12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4A</text:p>
          </table:table-cell>
          <table:table-cell office:value-type="string" table:style-name="ce1">
            <text:p>Er is voldoende onderwijstijd geprogrammeerd om te kunnen voldoen aan de daarvoor gestelde minima (art. 8, lid 7 onder b,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4A</text:p>
          </table:table-cell>
          <table:table-cell office:value-type="string" table:style-name="ce1">
            <text:p>Er is voldoende onderwijstijd geprogrammeerd om te kunnen voldoen aan de daarvoor gestelde minima (art. 8, lid 7 onder b,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4B</text:p>
          </table:table-cell>
          <table:table-cell office:value-type="string" table:style-name="ce1">
            <text:p>Er is maximaal zevenmaal een onvolledige schoolweek geprogrammeerd voor de groepen 3 t/m 8 (artikel 8, lid 7 onder b,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4B</text:p>
          </table:table-cell>
          <table:table-cell office:value-type="string" table:style-name="ce1">
            <text:p>Er is maximaal zevenmaal een onvolledige schoolweek geprogrammeerd voor de groepen 3 t/m 8 (artikel 8, lid 7 onder b,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2.6</text:p>
          </table:table-cell>
          <table:table-cell office:value-type="string" table:style-name="ce1">
            <text:p>De school heeft een aanbod gericht op bevordering van actief burgerschap en sociale integratie met inbegrip van het overdragen van kennis over en kennismaking met de diversiteit in de samenleving.<text: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2.6</text:p>
          </table:table-cell>
          <table:table-cell office:value-type="string" table:style-name="ce1">
            <text:p>De school heeft een aanbod gericht op bevordering van actief burgerschap en sociale integratie met inbegrip van het overdragen van kennis over en kennismaking met de diversiteit in de samenleving.<text: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2.6</text:p>
          </table:table-cell>
          <table:table-cell office:value-type="string" table:style-name="ce1">
            <text:p>De school heeft een aanbod gericht op bevordering van actief burgerschap en sociale integratie met inbegrip van het overdragen van kennis over en kennismaking met de diversiteit in de samenleving.<text: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2.6</text:p>
          </table:table-cell>
          <table:table-cell office:value-type="string" table:style-name="ce1">
            <text:p>De school heeft een aanbod gericht op bevordering van actief burgerschap en sociale integratie met inbegrip van het overdragen van kennis over en kennismaking met de diversiteit in de samenleving.<text: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2.7</text:p>
          </table:table-cell>
          <table:table-cell office:value-type="string" table:style-name="ce1">
            <text:p>De aangeboden leerinhouden omvatten alle wettelijk voorgeschreven leer- en vormingsgebied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2.7</text:p>
          </table:table-cell>
          <table:table-cell office:value-type="string" table:style-name="ce1">
            <text:p>De aangeboden leerinhouden omvatten alle wettelijk voorgeschreven leer- en vormingsgebied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2.7</text:p>
          </table:table-cell>
          <table:table-cell office:value-type="string" table:style-name="ce1">
            <text:p>De aangeboden leerinhouden omvatten alle wettelijk voorgeschreven leer- en vormingsgebied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2.7</text:p>
          </table:table-cell>
          <table:table-cell office:value-type="string" table:style-name="ce1">
            <text:p>De aangeboden leerinhouden omvatten alle wettelijk voorgeschreven leer- en vormingsgebied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3.2</text:p>
          </table:table-cell>
          <table:table-cell office:value-type="string" table:style-name="ce1">
            <text:p>De school heeft voor Nederlandse taal en rekenen en wiskunde de onderwijstijd afgestemd op de behoefte van de leerlingenpopulatie.</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3.2</text:p>
          </table:table-cell>
          <table:table-cell office:value-type="string" table:style-name="ce1">
            <text:p>De school heeft voor Nederlandse taal en rekenen en wiskunde de onderwijstijd afgestemd op de behoefte van de leerlingenpopulatie.</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3.2</text:p>
          </table:table-cell>
          <table:table-cell office:value-type="string" table:style-name="ce1">
            <text:p>De school heeft voor Nederlandse taal en rekenen en wiskunde de onderwijstijd afgestemd op de behoefte van de leerlingenpopulatie.</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3.2</text:p>
          </table:table-cell>
          <table:table-cell office:value-type="string" table:style-name="ce1">
            <text:p>De school heeft voor Nederlandse taal en rekenen en wiskunde de onderwijstijd afgestemd op de behoefte van de leerlingenpopulatie.</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3.3</text:p>
          </table:table-cell>
          <table:table-cell office:value-type="string" table:style-name="ce1">
            <text:p>De uitval van geplande onderwijsactiviteiten blijft beperk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3.3</text:p>
          </table:table-cell>
          <table:table-cell office:value-type="string" table:style-name="ce1">
            <text:p>De uitval van geplande onderwijsactiviteiten blijft beperk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3.3</text:p>
          </table:table-cell>
          <table:table-cell office:value-type="string" table:style-name="ce1">
            <text:p>De uitval van geplande onderwijsactiviteiten blijft beperk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3.3</text:p>
          </table:table-cell>
          <table:table-cell office:value-type="string" table:style-name="ce1">
            <text:p>De uitval van geplande onderwijsactiviteiten blijft beperk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2</text:p>
          </table:table-cell>
          <table:table-cell office:value-type="string" table:style-name="ce1">
            <text:p>De leraren geven de leerlingen positieve persoonlijke aandach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2</text:p>
          </table:table-cell>
          <table:table-cell office:value-type="string" table:style-name="ce1">
            <text:p>De leraren geven de leerlingen positieve persoonlijke aandach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2</text:p>
          </table:table-cell>
          <table:table-cell office:value-type="string" table:style-name="ce1">
            <text:p>De leraren geven de leerlingen positieve persoonlijke aandach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2</text:p>
          </table:table-cell>
          <table:table-cell office:value-type="string" table:style-name="ce1">
            <text:p>De leraren geven de leerlingen positieve persoonlijke aandach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3</text:p>
          </table:table-cell>
          <table:table-cell office:value-type="string" table:style-name="ce1">
            <text:p>De leraren tonen in gedrag en taalgebruik voor alle leerlingen respec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3</text:p>
          </table:table-cell>
          <table:table-cell office:value-type="string" table:style-name="ce1">
            <text:p>De leraren tonen in gedrag en taalgebruik voor alle leerlingen respec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3</text:p>
          </table:table-cell>
          <table:table-cell office:value-type="string" table:style-name="ce1">
            <text:p>De leraren tonen in gedrag en taalgebruik voor alle leerlingen respec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3</text:p>
          </table:table-cell>
          <table:table-cell office:value-type="string" table:style-name="ce1">
            <text:p>De leraren tonen in gedrag en taalgebruik voor alle leerlingen respec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4</text:p>
          </table:table-cell>
          <table:table-cell office:value-type="string" table:style-name="ce1">
            <text:p>De leraren bevorderen het zelfvertrouwen va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4</text:p>
          </table:table-cell>
          <table:table-cell office:value-type="string" table:style-name="ce1">
            <text:p>De leraren bevorderen het zelfvertrouwen va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4</text:p>
          </table:table-cell>
          <table:table-cell office:value-type="string" table:style-name="ce1">
            <text:p>De leraren bevorderen het zelfvertrouwen va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4</text:p>
          </table:table-cell>
          <table:table-cell office:value-type="string" table:style-name="ce1">
            <text:p>De leraren bevorderen het zelfvertrouwen va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5</text:p>
          </table:table-cell>
          <table:table-cell office:value-type="string" table:style-name="ce1">
            <text:p>De leraren maken weloverwogen gebruik van complimenten en correctie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5</text:p>
          </table:table-cell>
          <table:table-cell office:value-type="string" table:style-name="ce1">
            <text:p>De leraren maken weloverwogen gebruik van complimenten en correctie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5</text:p>
          </table:table-cell>
          <table:table-cell office:value-type="string" table:style-name="ce1">
            <text:p>De leraren maken weloverwogen gebruik van complimenten en correctie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5</text:p>
          </table:table-cell>
          <table:table-cell office:value-type="string" table:style-name="ce1">
            <text:p>De leraren maken weloverwogen gebruik van complimenten en correctie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4</text:p>
          </table:table-cell>
          <table:table-cell office:value-type="string" table:style-name="ce1">
            <text:p>De leraren zorgen voor structuur in de onderwijsactiviteit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4</text:p>
          </table:table-cell>
          <table:table-cell office:value-type="string" table:style-name="ce1">
            <text:p>De leraren zorgen voor structuur in de onderwijsactiviteit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4</text:p>
          </table:table-cell>
          <table:table-cell office:value-type="string" table:style-name="ce1">
            <text:p>De leraren zorgen voor structuur in de onderwijsactiviteit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4</text:p>
          </table:table-cell>
          <table:table-cell office:value-type="string" table:style-name="ce1">
            <text:p>De leraren zorgen voor structuur in de onderwijsactiviteit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5</text:p>
          </table:table-cell>
          <table:table-cell office:value-type="string" table:style-name="ce1">
            <text:p>De leraren gaan na of de leerlingen de uitleg en/of de opdrachten begrijp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5</text:p>
          </table:table-cell>
          <table:table-cell office:value-type="string" table:style-name="ce1">
            <text:p>De leraren gaan na of de leerlingen de uitleg en/of de opdrachten begrijp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5</text:p>
          </table:table-cell>
          <table:table-cell office:value-type="string" table:style-name="ce1">
            <text:p>De leraren gaan na of de leerlingen de uitleg en/of de opdrachten begrijp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5</text:p>
          </table:table-cell>
          <table:table-cell office:value-type="string" table:style-name="ce1">
            <text:p>De leraren gaan na of de leerlingen de uitleg en/of de opdrachten begrijp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6</text:p>
          </table:table-cell>
          <table:table-cell office:value-type="string" table:style-name="ce1">
            <text:p>De leraren geven expliciet onderwijs in strategieën voor denken en ler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6</text:p>
          </table:table-cell>
          <table:table-cell office:value-type="string" table:style-name="ce1">
            <text:p>De leraren geven expliciet onderwijs in strategieën voor denken en ler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6</text:p>
          </table:table-cell>
          <table:table-cell office:value-type="string" table:style-name="ce1">
            <text:p>De leraren geven expliciet onderwijs in strategieën voor denken en ler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6</text:p>
          </table:table-cell>
          <table:table-cell office:value-type="string" table:style-name="ce1">
            <text:p>De leraren geven expliciet onderwijs in strategieën voor denken en ler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7</text:p>
          </table:table-cell>
          <table:table-cell office:value-type="string" table:style-name="ce1">
            <text:p>De leraren geven de leerlingen feedback op hun leer- en ontwikkelingsproce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7</text:p>
          </table:table-cell>
          <table:table-cell office:value-type="string" table:style-name="ce1">
            <text:p>De leraren geven de leerlingen feedback op hun leer- en ontwikkelingsproce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7</text:p>
          </table:table-cell>
          <table:table-cell office:value-type="string" table:style-name="ce1">
            <text:p>De leraren geven de leerlingen feedback op hun leer- en ontwikkelingsproce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7</text:p>
          </table:table-cell>
          <table:table-cell office:value-type="string" table:style-name="ce1">
            <text:p>De leraren geven de leerlingen feedback op hun leer- en ontwikkelingsproce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8</text:p>
          </table:table-cell>
          <table:table-cell office:value-type="string" table:style-name="ce1">
            <text:p>De leraren betrekken alle leerlingen bij de onderwijsactiviteit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8</text:p>
          </table:table-cell>
          <table:table-cell office:value-type="string" table:style-name="ce1">
            <text:p>De leraren betrekken alle leerlingen bij de onderwijsactiviteit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8</text:p>
          </table:table-cell>
          <table:table-cell office:value-type="string" table:style-name="ce1">
            <text:p>De leraren betrekken alle leerlingen bij de onderwijsactiviteit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8</text:p>
          </table:table-cell>
          <table:table-cell office:value-type="string" table:style-name="ce1">
            <text:p>De leraren betrekken alle leerlingen bij de onderwijsactiviteit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9</text:p>
          </table:table-cell>
          <table:table-cell office:value-type="string" table:style-name="ce1">
            <text:p>De leraren passen verschillende werkvormen toe.</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9</text:p>
          </table:table-cell>
          <table:table-cell office:value-type="string" table:style-name="ce1">
            <text:p>De leraren passen verschillende werkvormen toe.</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9</text:p>
          </table:table-cell>
          <table:table-cell office:value-type="string" table:style-name="ce1">
            <text:p>De leraren passen verschillende werkvormen toe.</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9</text:p>
          </table:table-cell>
          <table:table-cell office:value-type="string" table:style-name="ce1">
            <text:p>De leraren passen verschillende werkvormen toe.</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10</text:p>
          </table:table-cell>
          <table:table-cell office:value-type="string" table:style-name="ce1">
            <text:p>De leraren dragen met behulp van leer- en hulpmiddelen bij aan een uitdagende leeromgevin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10</text:p>
          </table:table-cell>
          <table:table-cell office:value-type="string" table:style-name="ce1">
            <text:p>De leraren dragen met behulp van leer- en hulpmiddelen bij aan een uitdagende leeromgevin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10</text:p>
          </table:table-cell>
          <table:table-cell office:value-type="string" table:style-name="ce1">
            <text:p>De leraren dragen met behulp van leer- en hulpmiddelen bij aan een uitdagende leeromgevin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10</text:p>
          </table:table-cell>
          <table:table-cell office:value-type="string" table:style-name="ce1">
            <text:p>De leraren dragen met behulp van leer- en hulpmiddelen bij aan een uitdagende leeromgeving.</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12</text:p>
          </table:table-cell>
          <table:table-cell office:value-type="string" table:style-name="ce1">
            <text:p>De leraren geven leerlingen de verantwoordelijkheid voor hun eigen leerproces die past bij hun ontwikkelingsniveau.</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12</text:p>
          </table:table-cell>
          <table:table-cell office:value-type="string" table:style-name="ce1">
            <text:p>De leraren geven leerlingen de verantwoordelijkheid voor hun eigen leerproces die past bij hun ontwikkelingsniveau.</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12</text:p>
          </table:table-cell>
          <table:table-cell office:value-type="string" table:style-name="ce1">
            <text:p>De leraren geven leerlingen de verantwoordelijkheid voor hun eigen leerproces die past bij hun ontwikkelingsniveau.</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12</text:p>
          </table:table-cell>
          <table:table-cell office:value-type="string" table:style-name="ce1">
            <text:p>De leraren geven leerlingen de verantwoordelijkheid voor hun eigen leerproces die past bij hun ontwikkelingsniveau.</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6.5</text:p>
          </table:table-cell>
          <table:table-cell office:value-type="string" table:style-name="ce1">
            <text:p>De leraren stemmen hun taalgebruik af op de taalbehoefte va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6.5</text:p>
          </table:table-cell>
          <table:table-cell office:value-type="string" table:style-name="ce1">
            <text:p>De leraren stemmen hun taalgebruik af op de taalbehoefte va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6.5</text:p>
          </table:table-cell>
          <table:table-cell office:value-type="string" table:style-name="ce1">
            <text:p>De leraren stemmen hun taalgebruik af op de taalbehoefte va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6.5</text:p>
          </table:table-cell>
          <table:table-cell office:value-type="string" table:style-name="ce1">
            <text:p>De leraren stemmen hun taalgebruik af op de taalbehoefte va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8.5</text:p>
          </table:table-cell>
          <table:table-cell office:value-type="string" table:style-name="ce1">
            <text:p>De school zoekt structurele samenwerking met ketenpartners waar noodzakelijke interventies op leerlingniveau haar eigen kerntaak overschrijd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8.5</text:p>
          </table:table-cell>
          <table:table-cell office:value-type="string" table:style-name="ce1">
            <text:p>De school zoekt structurele samenwerking met ketenpartners waar noodzakelijke interventies op leerlingniveau haar eigen kerntaak overschrijd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8.5</text:p>
          </table:table-cell>
          <table:table-cell office:value-type="string" table:style-name="ce1">
            <text:p>De school zoekt structurele samenwerking met ketenpartners waar noodzakelijke interventies op leerlingniveau haar eigen kerntaak overschrijd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8.5</text:p>
          </table:table-cell>
          <table:table-cell office:value-type="string" table:style-name="ce1">
            <text:p>De school zoekt structurele samenwerking met ketenpartners waar noodzakelijke interventies op leerlingniveau haar eigen kerntaak overschrijd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8.6</text:p>
          </table:table-cell>
          <table:table-cell office:value-type="string" table:style-name="ce1">
            <text:p>De school betrekt de ouders/verzorgers bij de zorg voor hun kind.</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8.6</text:p>
          </table:table-cell>
          <table:table-cell office:value-type="string" table:style-name="ce1">
            <text:p>De school betrekt de ouders/verzorgers bij de zorg voor hun kind.</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8.6</text:p>
          </table:table-cell>
          <table:table-cell office:value-type="string" table:style-name="ce1">
            <text:p>De school betrekt de ouders/verzorgers bij de zorg voor hun kind.</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8.6</text:p>
          </table:table-cell>
          <table:table-cell office:value-type="string" table:style-name="ce1">
            <text:p>De school betrekt de ouders/verzorgers bij de zorg voor hun kind.</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1</text:p>
          </table:table-cell>
          <table:table-cell office:value-type="string" table:style-name="ce1">
            <text:p>(SBO) De resultaten van de leerlingen aan het eind van de special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1</text:p>
          </table:table-cell>
          <table:table-cell office:value-type="string" table:style-name="ce1">
            <text:p>(SBO) De resultaten van de leerlingen aan het eind van de special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1</text:p>
          </table:table-cell>
          <table:table-cell office:value-type="string" table:style-name="ce1">
            <text:p>(SBO) De resultaten van de leerlingen aan het eind van de special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1</text:p>
          </table:table-cell>
          <table:table-cell office:value-type="string" table:style-name="ce1">
            <text:p>(SBO) De resultaten van de leerlingen aan het eind van de special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1</text:p>
          </table:table-cell>
          <table:table-cell office:value-type="string" table:style-name="ce1">
            <text:p>(SBO) De resultaten van de leerlingen aan het eind van de special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3.2</text:p>
          </table:table-cell>
          <table:table-cell office:value-type="string" table:style-name="ce1">
            <text:p>De school heeft voor Nederlandse taal en rekenen en wiskunde de onderwijstijd afgestemd op de behoeften van de leerlingenpopulatie.</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3.2</text:p>
          </table:table-cell>
          <table:table-cell office:value-type="string" table:style-name="ce1">
            <text:p>De school heeft voor Nederlandse taal en rekenen en wiskunde de onderwijstijd afgestemd op de behoeften van de leerlingenpopulatie.</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3.2</text:p>
          </table:table-cell>
          <table:table-cell office:value-type="string" table:style-name="ce1">
            <text:p>De school heeft voor Nederlandse taal en rekenen en wiskunde de onderwijstijd afgestemd op de behoeften van de leerlingenpopulatie.</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3.2</text:p>
          </table:table-cell>
          <table:table-cell office:value-type="string" table:style-name="ce1">
            <text:p>De school heeft voor Nederlandse taal en rekenen en wiskunde de onderwijstijd afgestemd op de behoeften van de leerlingenpopulatie.</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4</text:p>
          </table:table-cell>
          <table:table-cell office:value-type="string" table:style-name="ce1">
            <text:p>De school heeft inzicht in de veiligheidsbeleving van leerlingen en personeel en in de incidenten die zich op het gebied van sociale veiligheid op de school voordo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4</text:p>
          </table:table-cell>
          <table:table-cell office:value-type="string" table:style-name="ce1">
            <text:p>De school heeft inzicht in de veiligheidsbeleving van leerlingen en personeel en in de incidenten die zich op het gebied van sociale veiligheid op de school voordo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4</text:p>
          </table:table-cell>
          <table:table-cell office:value-type="string" table:style-name="ce1">
            <text:p>De school heeft inzicht in de veiligheidsbeleving van leerlingen en personeel en in de incidenten die zich op het gebied van sociale veiligheid op de school voordo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4</text:p>
          </table:table-cell>
          <table:table-cell office:value-type="string" table:style-name="ce1">
            <text:p>De school heeft inzicht in de veiligheidsbeleving van leerlingen en personeel en in de incidenten die zich op het gebied van sociale veiligheid op de school voordo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7</text:p>
          </table:table-cell>
          <table:table-cell office:value-type="string" table:style-name="ce1">
            <text:p>De school draagt zorg voor de kwaliteit van het onderwijs gericht op bevordering van actief burgerschap en sociale integratie, met inbegrip van het overdragen van kennis over en kennismaking met de diversiteit van de samenleving.</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7</text:p>
          </table:table-cell>
          <table:table-cell office:value-type="string" table:style-name="ce1">
            <text:p>De school draagt zorg voor de kwaliteit van het onderwijs gericht op bevordering van actief burgerschap en sociale integratie, met inbegrip van het overdragen van kennis over en kennismaking met de diversiteit van de samenleving.</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7</text:p>
          </table:table-cell>
          <table:table-cell office:value-type="string" table:style-name="ce1">
            <text:p>De school draagt zorg voor de kwaliteit van het onderwijs gericht op bevordering van actief burgerschap en sociale integratie, met inbegrip van het overdragen van kennis over en kennismaking met de diversiteit van de samenleving.</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7</text:p>
          </table:table-cell>
          <table:table-cell office:value-type="string" table:style-name="ce1">
            <text:p>De school draagt zorg voor de kwaliteit van het onderwijs gericht op bevordering van actief burgerschap en sociale integratie, met inbegrip van het overdragen van kennis over en kennismaking met de diversiteit van de samenleving.</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1</text:p>
          </table:table-cell>
          <table:table-cell office:value-type="string" table:style-name="ce1">
            <text:p>De schoolleiding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1</text:p>
          </table:table-cell>
          <table:table-cell office:value-type="string" table:style-name="ce1">
            <text:p>De schoolleiding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1</text:p>
          </table:table-cell>
          <table:table-cell office:value-type="string" table:style-name="ce1">
            <text:p>De schoolleiding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1</text:p>
          </table:table-cell>
          <table:table-cell office:value-type="string" table:style-name="ce1">
            <text:p>De schoolleiding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3</text:p>
          </table:table-cell>
          <table:table-cell office:value-type="string" table:style-name="ce1">
            <text:p>De schoolleiding zorgt voor een professionele schoolcultuur.</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3</text:p>
          </table:table-cell>
          <table:table-cell office:value-type="string" table:style-name="ce1">
            <text:p>De schoolleiding zorgt voor een professionele schoolcultuur.</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3</text:p>
          </table:table-cell>
          <table:table-cell office:value-type="string" table:style-name="ce1">
            <text:p>De schoolleiding zorgt voor een professionele schoolcultuur.</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3</text:p>
          </table:table-cell>
          <table:table-cell office:value-type="string" table:style-name="ce1">
            <text:p>De schoolleiding zorgt voor een professionele schoolcultuur.</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4</text:p>
          </table:table-cell>
          <table:table-cell office:value-type="string" table:style-name="ce1">
            <text:p>Bij de zorg voor kwaliteit zijn bestuur, directie, team en andere belanghebbenden betrokk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4</text:p>
          </table:table-cell>
          <table:table-cell office:value-type="string" table:style-name="ce1">
            <text:p>Bij de zorg voor kwaliteit zijn bestuur, directie, team en andere belanghebbenden betrokk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4</text:p>
          </table:table-cell>
          <table:table-cell office:value-type="string" table:style-name="ce1">
            <text:p>Bij de zorg voor kwaliteit zijn bestuur, directie, team en andere belanghebbenden betrokk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4</text:p>
          </table:table-cell>
          <table:table-cell office:value-type="string" table:style-name="ce1">
            <text:p>Bij de zorg voor kwaliteit zijn bestuur, directie, team en andere belanghebbenden betrokk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1A</text:p>
          </table:table-cell>
          <table:table-cell office:value-type="string" table:style-name="ce1">
            <text:p>De inspectie is in het bezit gesteld van de geldende schoolgids (art. 16, lid 2 en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1A</text:p>
          </table:table-cell>
          <table:table-cell office:value-type="string" table:style-name="ce1">
            <text:p>De inspectie is in het bezit gesteld van de geldende schoolgids (art. 16, lid 2 en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1B</text:p>
          </table:table-cell>
          <table:table-cell office:value-type="string" table:style-name="ce1">
            <text:p>In de schoolgids is informatie opgenomen over een of meer standaard gecontroleerde onderdelen (art. 1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1B</text:p>
          </table:table-cell>
          <table:table-cell office:value-type="string" table:style-name="ce1">
            <text:p>In de schoolgids is informatie opgenomen over een of meer standaard gecontroleerde onderdelen (art. 1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2A</text:p>
          </table:table-cell>
          <table:table-cell office:value-type="string" table:style-name="ce1">
            <text:p>De inspectie is in het bezit gesteld van het geldende schoolplan (art. 16, lid 1 en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2A</text:p>
          </table:table-cell>
          <table:table-cell office:value-type="string" table:style-name="ce1">
            <text:p>De inspectie is in het bezit gesteld van het geldende schoolplan (art. 16, lid 1 en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2B</text:p>
          </table:table-cell>
          <table:table-cell office:value-type="string" table:style-name="ce1">
            <text:p>In het schoolplan is informatie opgenomen over een of meer standaard gecontroleerde onderdelen (art. 12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2B</text:p>
          </table:table-cell>
          <table:table-cell office:value-type="string" table:style-name="ce1">
            <text:p>In het schoolplan is informatie opgenomen over een of meer standaard gecontroleerde onderdelen (art. 12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3A</text:p>
          </table:table-cell>
          <table:table-cell office:value-type="string" table:style-name="ce1">
            <text:p>De inspectie is in het bezit gesteld van het geldende zorgplan (art. 19, lid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3A</text:p>
          </table:table-cell>
          <table:table-cell office:value-type="string" table:style-name="ce1">
            <text:p>De inspectie is in het bezit gesteld van het geldende zorgplan (art. 19, lid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4A</text:p>
          </table:table-cell>
          <table:table-cell office:value-type="string" table:style-name="ce1">
            <text:p>Er is voldoende onderwijstijd geprogrammeerd om te kunnen voldoen aan de daarvoor gestelde minima (art. 8, lid 7 onder b,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4A</text:p>
          </table:table-cell>
          <table:table-cell office:value-type="string" table:style-name="ce1">
            <text:p>Er is voldoende onderwijstijd geprogrammeerd om te kunnen voldoen aan de daarvoor gestelde minima (art. 8, lid 7 onder b,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4B</text:p>
          </table:table-cell>
          <table:table-cell office:value-type="string" table:style-name="ce1">
            <text:p>Er is maximaal zevenmaal een onvolledige schoolweek geprogrammeerd voor de groepen 3 t/m 8 (artikel 8, lid 7 onder b,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4B</text:p>
          </table:table-cell>
          <table:table-cell office:value-type="string" table:style-name="ce1">
            <text:p>Er is maximaal zevenmaal een onvolledige schoolweek geprogrammeerd voor de groepen 3 t/m 8 (artikel 8, lid 7 onder b,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float" office:value="0" table:style-name="ce1">
            <text:p>0</text:p>
          </table:table-cell>
          <table:table-cell office:value-type="string" table:style-name="ce1">
            <text:p>Eindoordeel (op basis van voorlopig kader)</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float" office:value="0" table:style-name="ce1">
            <text:p>0</text:p>
          </table:table-cell>
          <table:table-cell office:value-type="string" table:style-name="ce1">
            <text:p>Eindoordeel (op basis van voorlopig kader)</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float" office:value="0" table:style-name="ce1">
            <text:p>0</text:p>
          </table:table-cell>
          <table:table-cell office:value-type="string" table:style-name="ce1">
            <text:p>Eindoordeel (op basis van voorlopig kader)</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float" office:value="0" table:style-name="ce1">
            <text:p>0</text:p>
          </table:table-cell>
          <table:table-cell office:value-type="string" table:style-name="ce1">
            <text:p>Eindoordeel (op basis van voorlopig kader)</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1</text:p>
          </table:table-cell>
          <table:table-cell office:value-type="string" table:style-name="ce1">
            <text:p>Resultat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1</text:p>
          </table:table-cell>
          <table:table-cell office:value-type="string" table:style-name="ce1">
            <text:p>Resultat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1</text:p>
          </table:table-cell>
          <table:table-cell office:value-type="string" table:style-name="ce1">
            <text:p>Resultat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1</text:p>
          </table:table-cell>
          <table:table-cell office:value-type="string" table:style-name="ce1">
            <text:p>Resultat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1</text:p>
          </table:table-cell>
          <table:table-cell office:value-type="string" table:style-name="ce1">
            <text:p>Resultaten</text:p>
          </table:table-cell>
          <table:table-cell office:value-type="string" table:style-name="ce1">
            <text:p>Indicator</text:p>
          </table:table-cell>
          <table:table-cell office:value-type="string" table:style-name="ce1">
            <text:p>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2</text:p>
          </table:table-cell>
          <table:table-cell office:value-type="string" table:style-name="ce1">
            <text:p>Sociale leerresultat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2</text:p>
          </table:table-cell>
          <table:table-cell office:value-type="string" table:style-name="ce1">
            <text:p>Sociale leerresultat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2</text:p>
          </table:table-cell>
          <table:table-cell office:value-type="string" table:style-name="ce1">
            <text:p>Sociale leerresultat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2</text:p>
          </table:table-cell>
          <table:table-cell office:value-type="string" table:style-name="ce1">
            <text:p>Sociale leerresultat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2</text:p>
          </table:table-cell>
          <table:table-cell office:value-type="string" table:style-name="ce1">
            <text:p>Sociale leerresultaten</text:p>
          </table:table-cell>
          <table:table-cell office:value-type="string" table:style-name="ce1">
            <text:p>Indicator</text:p>
          </table:table-cell>
          <table:table-cell office:value-type="string" table:style-name="ce1">
            <text:p>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3</text:p>
          </table:table-cell>
          <table:table-cell office:value-type="string" table:style-name="ce1">
            <text:p>Vervolgsucce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3</text:p>
          </table:table-cell>
          <table:table-cell office:value-type="string" table:style-name="ce1">
            <text:p>Vervolgsucce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3</text:p>
          </table:table-cell>
          <table:table-cell office:value-type="string" table:style-name="ce1">
            <text:p>Vervolgsucce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3</text:p>
          </table:table-cell>
          <table:table-cell office:value-type="string" table:style-name="ce1">
            <text:p>Vervolgsucce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3</text:p>
          </table:table-cell>
          <table:table-cell office:value-type="string" table:style-name="ce1">
            <text:p>Vervolgsucces</text:p>
          </table:table-cell>
          <table:table-cell office:value-type="string" table:style-name="ce1">
            <text:p>Indicator</text:p>
          </table:table-cell>
          <table:table-cell office:value-type="string" table:style-name="ce1">
            <text:p>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1</text:p>
          </table:table-cell>
          <table:table-cell office:value-type="string" table:style-name="ce1">
            <text:p>Aanbod</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1</text:p>
          </table:table-cell>
          <table:table-cell office:value-type="string" table:style-name="ce1">
            <text:p>Aanbod</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1</text:p>
          </table:table-cell>
          <table:table-cell office:value-type="string" table:style-name="ce1">
            <text:p>Aanbod</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1</text:p>
          </table:table-cell>
          <table:table-cell office:value-type="string" table:style-name="ce1">
            <text:p>Aanbod</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2</text:p>
          </table:table-cell>
          <table:table-cell office:value-type="string" table:style-name="ce1">
            <text:p>Zicht op ontwikkelin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2</text:p>
          </table:table-cell>
          <table:table-cell office:value-type="string" table:style-name="ce1">
            <text:p>Zicht op ontwikkelin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2</text:p>
          </table:table-cell>
          <table:table-cell office:value-type="string" table:style-name="ce1">
            <text:p>Zicht op ontwikkelin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2</text:p>
          </table:table-cell>
          <table:table-cell office:value-type="string" table:style-name="ce1">
            <text:p>Zicht op ontwikkeling</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3</text:p>
          </table:table-cell>
          <table:table-cell office:value-type="string" table:style-name="ce1">
            <text:p>Didactisch handel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3</text:p>
          </table:table-cell>
          <table:table-cell office:value-type="string" table:style-name="ce1">
            <text:p>Didactisch handel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3</text:p>
          </table:table-cell>
          <table:table-cell office:value-type="string" table:style-name="ce1">
            <text:p>Didactisch handel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3</text:p>
          </table:table-cell>
          <table:table-cell office:value-type="string" table:style-name="ce1">
            <text:p>Didactisch handel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4</text:p>
          </table:table-cell>
          <table:table-cell office:value-type="string" table:style-name="ce1">
            <text:p>Ondersteunin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4</text:p>
          </table:table-cell>
          <table:table-cell office:value-type="string" table:style-name="ce1">
            <text:p>Ondersteunin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4</text:p>
          </table:table-cell>
          <table:table-cell office:value-type="string" table:style-name="ce1">
            <text:p>Ondersteunin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4</text:p>
          </table:table-cell>
          <table:table-cell office:value-type="string" table:style-name="ce1">
            <text:p>Ondersteuning</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5</text:p>
          </table:table-cell>
          <table:table-cell office:value-type="string" table:style-name="ce1">
            <text:p>Samenwerkin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5</text:p>
          </table:table-cell>
          <table:table-cell office:value-type="string" table:style-name="ce1">
            <text:p>Samenwerkin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5</text:p>
          </table:table-cell>
          <table:table-cell office:value-type="string" table:style-name="ce1">
            <text:p>Samenwerkin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5</text:p>
          </table:table-cell>
          <table:table-cell office:value-type="string" table:style-name="ce1">
            <text:p>Samenwerking</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7</text:p>
          </table:table-cell>
          <table:table-cell office:value-type="string" table:style-name="ce1">
            <text:p>Toetsing en afsluiting<text: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7</text:p>
          </table:table-cell>
          <table:table-cell office:value-type="string" table:style-name="ce1">
            <text:p>Toetsing en afsluiting<text: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7</text:p>
          </table:table-cell>
          <table:table-cell office:value-type="string" table:style-name="ce1">
            <text:p>Toetsing en afsluiting<text: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7</text:p>
          </table:table-cell>
          <table:table-cell office:value-type="string" table:style-name="ce1">
            <text:p>Toetsing en afsluiting<text: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3.1</text:p>
          </table:table-cell>
          <table:table-cell office:value-type="string" table:style-name="ce1">
            <text:p>Schoolklimaa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3.1</text:p>
          </table:table-cell>
          <table:table-cell office:value-type="string" table:style-name="ce1">
            <text:p>Schoolklimaa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3.1</text:p>
          </table:table-cell>
          <table:table-cell office:value-type="string" table:style-name="ce1">
            <text:p>Schoolklimaa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3.1</text:p>
          </table:table-cell>
          <table:table-cell office:value-type="string" table:style-name="ce1">
            <text:p>Schoolklimaa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3.2</text:p>
          </table:table-cell>
          <table:table-cell office:value-type="string" table:style-name="ce1">
            <text:p>Veiligheid</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3.2</text:p>
          </table:table-cell>
          <table:table-cell office:value-type="string" table:style-name="ce1">
            <text:p>Veiligheid</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3.2</text:p>
          </table:table-cell>
          <table:table-cell office:value-type="string" table:style-name="ce1">
            <text:p>Veiligheid</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3.2</text:p>
          </table:table-cell>
          <table:table-cell office:value-type="string" table:style-name="ce1">
            <text:p>Veiligheid</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1</text:p>
          </table:table-cell>
          <table:table-cell office:value-type="string" table:style-name="ce1">
            <text:p>Evaluatie en verbeterin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1</text:p>
          </table:table-cell>
          <table:table-cell office:value-type="string" table:style-name="ce1">
            <text:p>Evaluatie en verbeterin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1</text:p>
          </table:table-cell>
          <table:table-cell office:value-type="string" table:style-name="ce1">
            <text:p>Evaluatie en verbeterin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1</text:p>
          </table:table-cell>
          <table:table-cell office:value-type="string" table:style-name="ce1">
            <text:p>Evaluatie en verbetering</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2</text:p>
          </table:table-cell>
          <table:table-cell office:value-type="string" table:style-name="ce1">
            <text:p>Kwaliteitscultuur</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2</text:p>
          </table:table-cell>
          <table:table-cell office:value-type="string" table:style-name="ce1">
            <text:p>Kwaliteitscultuur</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2</text:p>
          </table:table-cell>
          <table:table-cell office:value-type="string" table:style-name="ce1">
            <text:p>Kwaliteitscultuur</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2</text:p>
          </table:table-cell>
          <table:table-cell office:value-type="string" table:style-name="ce1">
            <text:p>Kwaliteitscultuur</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3</text:p>
          </table:table-cell>
          <table:table-cell office:value-type="string" table:style-name="ce1">
            <text:p>Verantwoording en dialoo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3</text:p>
          </table:table-cell>
          <table:table-cell office:value-type="string" table:style-name="ce1">
            <text:p>Verantwoording en dialoo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3</text:p>
          </table:table-cell>
          <table:table-cell office:value-type="string" table:style-name="ce1">
            <text:p>Verantwoording en dialoo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3</text:p>
          </table:table-cell>
          <table:table-cell office:value-type="string" table:style-name="ce1">
            <text:p>Verantwoording en dialoog</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2.6</text:p>
          </table:table-cell>
          <table:table-cell office:value-type="string" table:style-name="ce1">
            <text:p>De school heeft een aanbod gericht op bevordering van actief burgerschap en sociale integratie met inbegrip van het overdragen van kennis over en kennismaking met de diversiteit in de samenleving.<text: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2.6</text:p>
          </table:table-cell>
          <table:table-cell office:value-type="string" table:style-name="ce1">
            <text:p>De school heeft een aanbod gericht op bevordering van actief burgerschap en sociale integratie met inbegrip van het overdragen van kennis over en kennismaking met de diversiteit in de samenleving.<text: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2.6</text:p>
          </table:table-cell>
          <table:table-cell office:value-type="string" table:style-name="ce1">
            <text:p>De school heeft een aanbod gericht op bevordering van actief burgerschap en sociale integratie met inbegrip van het overdragen van kennis over en kennismaking met de diversiteit in de samenleving.<text: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2.6</text:p>
          </table:table-cell>
          <table:table-cell office:value-type="string" table:style-name="ce1">
            <text:p>De school heeft een aanbod gericht op bevordering van actief burgerschap en sociale integratie met inbegrip van het overdragen van kennis over en kennismaking met de diversiteit in de samenleving.<text: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4.4</text:p>
          </table:table-cell>
          <table:table-cell office:value-type="string" table:style-name="ce1">
            <text:p>De school heeft inzicht in de veiligheidsbeleving van leerlingen en personeel en in de incidenten die zich op het gebied van sociale veiligheid op de school voordo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4.4</text:p>
          </table:table-cell>
          <table:table-cell office:value-type="string" table:style-name="ce1">
            <text:p>De school heeft inzicht in de veiligheidsbeleving van leerlingen en personeel en in de incidenten die zich op het gebied van sociale veiligheid op de school voordo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4.4</text:p>
          </table:table-cell>
          <table:table-cell office:value-type="string" table:style-name="ce1">
            <text:p>De school heeft inzicht in de veiligheidsbeleving van leerlingen en personeel en in de incidenten die zich op het gebied van sociale veiligheid op de school voordo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4.4</text:p>
          </table:table-cell>
          <table:table-cell office:value-type="string" table:style-name="ce1">
            <text:p>De school heeft inzicht in de veiligheidsbeleving van leerlingen en personeel en in de incidenten die zich op het gebied van sociale veiligheid op de school voordo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7</text:p>
          </table:table-cell>
          <table:table-cell office:value-type="string" table:style-name="ce1">
            <text:p>De school draagt zorg voor de kwaliteit van het onderwijs gericht op bevordering van actief burgerschap en sociale integratie, met inbegrip van het overdragen van kennis over en kennismaking met de diversiteit van de samenleving.</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7</text:p>
          </table:table-cell>
          <table:table-cell office:value-type="string" table:style-name="ce1">
            <text:p>De school draagt zorg voor de kwaliteit van het onderwijs gericht op bevordering van actief burgerschap en sociale integratie, met inbegrip van het overdragen van kennis over en kennismaking met de diversiteit van de samenleving.</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7</text:p>
          </table:table-cell>
          <table:table-cell office:value-type="string" table:style-name="ce1">
            <text:p>De school draagt zorg voor de kwaliteit van het onderwijs gericht op bevordering van actief burgerschap en sociale integratie, met inbegrip van het overdragen van kennis over en kennismaking met de diversiteit van de samenleving.</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9.7</text:p>
          </table:table-cell>
          <table:table-cell office:value-type="string" table:style-name="ce1">
            <text:p>De school draagt zorg voor de kwaliteit van het onderwijs gericht op bevordering van actief burgerschap en sociale integratie, met inbegrip van het overdragen van kennis over en kennismaking met de diversiteit van de samenleving.</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NT1A</text:p>
          </table:table-cell>
          <table:table-cell office:value-type="string" table:style-name="ce1">
            <text:p>De inspectie is in het bezit gesteld van de geldende schoolgids (art. 16, lid 2 en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NT1A</text:p>
          </table:table-cell>
          <table:table-cell office:value-type="string" table:style-name="ce1">
            <text:p>De inspectie is in het bezit gesteld van de geldende schoolgids (art. 16, lid 2 en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NT1B</text:p>
          </table:table-cell>
          <table:table-cell office:value-type="string" table:style-name="ce1">
            <text:p>In de schoolgids is informatie opgenomen over standaard gecontroleerde onderdelen (art. 1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NT1B</text:p>
          </table:table-cell>
          <table:table-cell office:value-type="string" table:style-name="ce1">
            <text:p>In de schoolgids is informatie opgenomen over standaard gecontroleerde onderdelen (art. 1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NT2A</text:p>
          </table:table-cell>
          <table:table-cell office:value-type="string" table:style-name="ce1">
            <text:p>De inspectie is in het bezit gesteld van het geldende schoolplan (art. 16, lid 1 en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NT2A</text:p>
          </table:table-cell>
          <table:table-cell office:value-type="string" table:style-name="ce1">
            <text:p>De inspectie is in het bezit gesteld van het geldende schoolplan (art. 16, lid 1 en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NT4A</text:p>
          </table:table-cell>
          <table:table-cell office:value-type="string" table:style-name="ce1">
            <text:p>Er is voldoende onderwijstijd geprogrammeerd om te kunnen voldoen aan de daarvoor gestelde minima (art. 8, lid 7 onder b,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NT4A</text:p>
          </table:table-cell>
          <table:table-cell office:value-type="string" table:style-name="ce1">
            <text:p>Er is voldoende onderwijstijd geprogrammeerd om te kunnen voldoen aan de daarvoor gestelde minima (art. 8, lid 7 onder b,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NT4B</text:p>
          </table:table-cell>
          <table:table-cell office:value-type="string" table:style-name="ce1">
            <text:p>Er is maximaal zevenmaal een onvolledige schoolweek geprogrammeerd voor de groepen 3 t/m 8 (artikel 8, lid 7 onder b,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SO_1213</text:p>
          </table:table-cell>
          <table:table-cell office:value-type="string" table:style-name="ce1">
            <text:p>Basisset Stelselonderzoek 2012-2013</text:p>
          </table:table-cell>
          <table:table-cell office:value-type="string" table:style-name="ce1">
            <text:p>NT4B</text:p>
          </table:table-cell>
          <table:table-cell office:value-type="string" table:style-name="ce1">
            <text:p>Er is maximaal zevenmaal een onvolledige schoolweek geprogrammeerd voor de groepen 3 t/m 8 (artikel 8, lid 7 onder b,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1.1</text:p>
          </table:table-cell>
          <table:table-cell office:value-type="string" table:style-name="ce1">
            <text:p>(SBO) De resultaten van de leerlingen aan het eind van de special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1.1</text:p>
          </table:table-cell>
          <table:table-cell office:value-type="string" table:style-name="ce1">
            <text:p>(SBO) De resultaten van de leerlingen aan het eind van de special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1.1</text:p>
          </table:table-cell>
          <table:table-cell office:value-type="string" table:style-name="ce1">
            <text:p>(SBO) De resultaten van de leerlingen aan het eind van de special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1.1</text:p>
          </table:table-cell>
          <table:table-cell office:value-type="string" table:style-name="ce1">
            <text:p>(SBO) De resultaten van de leerlingen aan het eind van de special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1.1</text:p>
          </table:table-cell>
          <table:table-cell office:value-type="string" table:style-name="ce1">
            <text:p>(SBO) De resultaten van de leerlingen aan het eind van de special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NT1A</text:p>
          </table:table-cell>
          <table:table-cell office:value-type="string" table:style-name="ce1">
            <text:p>De inspectie is in het bezit gesteld van de geldende schoolgids (art. 16, lid 2 en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NT1A</text:p>
          </table:table-cell>
          <table:table-cell office:value-type="string" table:style-name="ce1">
            <text:p>De inspectie is in het bezit gesteld van de geldende schoolgids (art. 16, lid 2 en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NT1B</text:p>
          </table:table-cell>
          <table:table-cell office:value-type="string" table:style-name="ce1">
            <text:p>In de schoolgids is informatie opgenomen over een of meer standaard gecontroleerde onderdelen (art. 1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NT1B</text:p>
          </table:table-cell>
          <table:table-cell office:value-type="string" table:style-name="ce1">
            <text:p>In de schoolgids is informatie opgenomen over een of meer standaard gecontroleerde onderdelen (art. 1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NT2A</text:p>
          </table:table-cell>
          <table:table-cell office:value-type="string" table:style-name="ce1">
            <text:p>De inspectie is in het bezit gesteld van het geldende schoolplan (art. 16, lid 1 en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NT2A</text:p>
          </table:table-cell>
          <table:table-cell office:value-type="string" table:style-name="ce1">
            <text:p>De inspectie is in het bezit gesteld van het geldende schoolplan (art. 16, lid 1 en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NT2B</text:p>
          </table:table-cell>
          <table:table-cell office:value-type="string" table:style-name="ce1">
            <text:p>In het schoolplan is informatie opgenomen over een of meer standaard gecontroleerde onderdelen (art. 12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NT2B</text:p>
          </table:table-cell>
          <table:table-cell office:value-type="string" table:style-name="ce1">
            <text:p>In het schoolplan is informatie opgenomen over een of meer standaard gecontroleerde onderdelen (art. 12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NT3A</text:p>
          </table:table-cell>
          <table:table-cell office:value-type="string" table:style-name="ce1">
            <text:p>De inspectie is in het bezit gesteld van het geldende zorgplan (art. 19, lid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NT3A</text:p>
          </table:table-cell>
          <table:table-cell office:value-type="string" table:style-name="ce1">
            <text:p>De inspectie is in het bezit gesteld van het geldende zorgplan (art. 19, lid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NT3B</text:p>
          </table:table-cell>
          <table:table-cell office:value-type="string" table:style-name="ce1">
            <text:p>In het zorgplan is informatie opgenomen over een of meer standaard gecontroleerde onderdelen (art. 19, lid 2,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NT3B</text:p>
          </table:table-cell>
          <table:table-cell office:value-type="string" table:style-name="ce1">
            <text:p>In het zorgplan is informatie opgenomen over een of meer standaard gecontroleerde onderdelen (art. 19, lid 2,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NT4A</text:p>
          </table:table-cell>
          <table:table-cell office:value-type="string" table:style-name="ce1">
            <text:p>Er is voldoende onderwijstijd geprogrammeerd om te kunnen voldoen aan de daarvoor gestelde minima (art. 8, lid 7 onder b,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NT4A</text:p>
          </table:table-cell>
          <table:table-cell office:value-type="string" table:style-name="ce1">
            <text:p>Er is voldoende onderwijstijd geprogrammeerd om te kunnen voldoen aan de daarvoor gestelde minima (art. 8, lid 7 onder b,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NT4B</text:p>
          </table:table-cell>
          <table:table-cell office:value-type="string" table:style-name="ce1">
            <text:p>Er is maximaal zevenmaal een onvolledige schoolweek geprogrammeerd voor de groepen 3 t/m 8 (artikel 8, lid 7 onder b,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1">
          <table:table-cell office:value-type="string" table:style-name="ce1">
            <text:p>2015-2016</text:p>
          </table:table-cell>
          <table:table-cell office:value-type="string" table:style-name="ce1">
            <text:p>PO</text:p>
          </table:table-cell>
          <table:table-cell office:value-type="string" table:style-name="ce1">
            <text:p>VERSBO2013</text:p>
          </table:table-cell>
          <table:table-cell office:value-type="string" table:style-name="ce1">
            <text:p>Basisset verificatieonderzoek SBO</text:p>
          </table:table-cell>
          <table:table-cell office:value-type="string" table:style-name="ce1">
            <text:p>NT4B</text:p>
          </table:table-cell>
          <table:table-cell office:value-type="string" table:style-name="ce1">
            <text:p>Er is maximaal zevenmaal een onvolledige schoolweek geprogrammeerd voor de groepen 3 t/m 8 (artikel 8, lid 7 onder b,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number-rows-repeated="1047228" table:style-name="ro1">
          <table:table-cell table:number-columns-repeated="16384"/>
        </table:table-row>
      </table:table>
      <table:table table:name="Blad2" table:style-name="ta1">
        <table:table-column table:style-name="co1" table:number-columns-repeated="16384" table:default-cell-style-name="ce1"/>
        <table:table-row table:number-rows-repeated="1048576" table:style-name="ro1">
          <table:table-cell table:number-columns-repeated="16384"/>
        </table:table-row>
      </table:table>
      <table:table table:name="Blad3" table:style-name="ta1">
        <table:table-column table:style-name="co1" table:number-columns-repeated="16384"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8pt" style:font-size-asian="8pt" style:font-size-complex="8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Tichelman, Karin</meta:initial-creator>
    <dc:creator>Lange, Johan de</dc:creator>
    <meta:creation-date>2016-12-19T14:06:08Z</meta:creation-date>
    <dc:date>2017-03-30T11:37:02Z</dc:date>
  </office:meta>
</office:document-meta>
</file>